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P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>
      <style:text-properties fo:color="#1155cc" style:text-underline-style="solid" style:text-underline-color="font-color"/>
    </style:style>
    <style:style style:name="T5_111" style:family="text"/>
    <style:style style:name="T5_112" style:family="text">
      <style:text-properties fo:color="#1155cc" style:text-underline-style="solid" style:text-underline-color="font-color"/>
    </style:style>
    <style:style style:name="T5_113" style:family="text"/>
    <style:style style:name="T5_114" style:family="text">
      <style:text-properties fo:color="#1155cc" style:text-underline-style="solid" style:text-underline-color="font-color"/>
    </style:style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P6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fo:text-indent="0cm" fo:margin-left="1.27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P16" style:family="paragraph" style:parent-style-name="Standard">
      <style:paragraph-properties fo:break-before="auto" fo:text-indent="0cm" fo:margin-left="1.27cm" style:writing-mode="lr-tb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P20" style:family="paragraph" style:parent-style-name="Standard">
      <style:paragraph-properties fo:break-before="auto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fo:text-indent="0cm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P23" style:family="paragraph" style:parent-style-name="Standard">
      <style:paragraph-properties fo:break-before="auto" fo:text-indent="0cm" fo:margin-left="1.27cm" style:writing-mode="lr-tb"/>
    </style:style>
    <style:style style:name="P24" style:family="paragraph" style:parent-style-name="Standard">
      <style:paragraph-properties fo:break-before="auto" fo:text-indent="0cm" fo:margin-left="1.2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P2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style:writing-mode="lr-tb"/>
    </style:style>
    <style:style style:name="T26_1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fo:text-indent="0cm" fo:margin-left="1.27cm" style:writing-mode="lr-tb"/>
    </style:style>
    <style:style style:name="T29_1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text-indent="0cm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>
      <style:text-properties fo:font-weight="bold" style:font-weight-asian="bold" style:font-weight-complex="bold"/>
    </style:style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>
      <style:text-properties fo:color="#0000ff" fo:font-weight="bold" style:font-weight-asian="bold" style:font-weight-complex="bold"/>
    </style:style>
    <style:style style:name="T36_2" style:family="text">
      <style:text-properties fo:color="#0000ff"/>
    </style:style>
    <style:style style:name="T36_3" style:family="text">
      <style:text-properties fo:color="#0000ff"/>
    </style:style>
    <style:style style:name="T36_4" style:family="text">
      <style:text-properties fo:color="#0000ff"/>
    </style:style>
    <style:style style:name="T36_5" style:family="text">
      <style:text-properties fo:color="#0000ff"/>
    </style:style>
    <style:style style:name="T36_6" style:family="text">
      <style:text-properties fo:color="#0000ff"/>
    </style:style>
    <style:style style:name="T36_7" style:family="text">
      <style:text-properties fo:color="#0000ff"/>
    </style:style>
    <style:style style:name="T36_8" style:family="text">
      <style:text-properties fo:color="#0000ff"/>
    </style:style>
    <style:style style:name="T36_9" style:family="text">
      <style:text-properties fo:color="#0000ff"/>
    </style:style>
    <style:style style:name="T36_10" style:family="text">
      <style:text-properties fo:color="#0000ff"/>
    </style:style>
    <style:style style:name="T36_11" style:family="text">
      <style:text-properties fo:color="#0000ff"/>
    </style:style>
    <style:style style:name="T36_12" style:family="text">
      <style:text-properties fo:color="#0000ff"/>
    </style:style>
    <style:style style:name="T36_13" style:family="text">
      <style:text-properties fo:color="#0000ff"/>
    </style:style>
    <style:style style:name="T36_14" style:family="text">
      <style:text-properties fo:color="#0000ff"/>
    </style:style>
    <style:style style:name="T36_15" style:family="text">
      <style:text-properties fo:color="#0000ff"/>
    </style:style>
    <style:style style:name="T36_16" style:family="text">
      <style:text-properties fo:color="#0000ff"/>
    </style:style>
    <style:style style:name="T36_17" style:family="text">
      <style:text-properties fo:color="#0000ff"/>
    </style:style>
    <style:style style:name="T36_18" style:family="text">
      <style:text-properties fo:color="#0000ff"/>
    </style:style>
    <style:style style:name="T36_19" style:family="text">
      <style:text-properties fo:color="#0000ff"/>
    </style:style>
    <style:style style:name="T36_20" style:family="text">
      <style:text-properties fo:color="#0000ff"/>
    </style:style>
    <style:style style:name="T36_21" style:family="text">
      <style:text-properties fo:color="#0000ff"/>
    </style:style>
    <style:style style:name="T36_22" style:family="text">
      <style:text-properties fo:color="#0000ff"/>
    </style:style>
    <style:style style:name="T36_23" style:family="text">
      <style:text-properties fo:color="#0000ff"/>
    </style:style>
    <style:style style:name="T36_24" style:family="text">
      <style:text-properties fo:color="#0000ff"/>
    </style:style>
    <style:style style:name="T36_25" style:family="text">
      <style:text-properties fo:color="#0000ff"/>
    </style:style>
    <style:style style:name="T36_26" style:family="text">
      <style:text-properties fo:color="#0000ff"/>
    </style:style>
    <style:style style:name="T36_27" style:family="text">
      <style:text-properties fo:color="#0000ff"/>
    </style:style>
    <style:style style:name="T36_28" style:family="text">
      <style:text-properties fo:color="#0000ff"/>
    </style:style>
    <style:style style:name="T36_29" style:family="text">
      <style:text-properties fo:color="#0000ff"/>
    </style:style>
    <style:style style:name="T36_30" style:family="text">
      <style:text-properties fo:color="#0000ff"/>
    </style:style>
    <style:style style:name="T36_31" style:family="text">
      <style:text-properties fo:color="#0000ff"/>
    </style:style>
    <style:style style:name="T36_32" style:family="text">
      <style:text-properties fo:color="#0000ff"/>
    </style:style>
    <style:style style:name="T36_33" style:family="text">
      <style:text-properties fo:color="#0000ff"/>
    </style:style>
    <style:style style:name="T36_34" style:family="text">
      <style:text-properties fo:color="#0000ff"/>
    </style:style>
    <style:style style:name="T36_35" style:family="text">
      <style:text-properties fo:color="#0000ff"/>
    </style:style>
    <style:style style:name="T36_36" style:family="text">
      <style:text-properties fo:color="#0000ff"/>
    </style:style>
    <style:style style:name="T36_37" style:family="text">
      <style:text-properties fo:color="#0000ff"/>
    </style:style>
    <style:style style:name="T36_38" style:family="text">
      <style:text-properties fo:color="#0000ff"/>
    </style:style>
    <style:style style:name="T36_39" style:family="text">
      <style:text-properties fo:color="#0000ff"/>
    </style:style>
    <style:style style:name="T36_40" style:family="text">
      <style:text-properties fo:color="#0000ff"/>
    </style:style>
    <style:style style:name="T36_41" style:family="text">
      <style:text-properties fo:color="#0000ff"/>
    </style:style>
    <style:style style:name="T36_42" style:family="text">
      <style:text-properties fo:color="#0000ff"/>
    </style:style>
    <style:style style:name="T36_43" style:family="text">
      <style:text-properties fo:color="#0000ff"/>
    </style:style>
    <style:style style:name="T36_44" style:family="text">
      <style:text-properties fo:color="#0000ff"/>
    </style:style>
    <style:style style:name="T36_45" style:family="text">
      <style:text-properties fo:color="#0000ff"/>
    </style:style>
    <style:style style:name="T36_46" style:family="text">
      <style:text-properties fo:color="#0000ff"/>
    </style:style>
    <style:style style:name="T36_47" style:family="text">
      <style:text-properties fo:color="#0000ff"/>
    </style:style>
    <style:style style:name="T36_48" style:family="text">
      <style:text-properties fo:color="#0000ff"/>
    </style:style>
    <style:style style:name="T36_49" style:family="text">
      <style:text-properties fo:color="#0000ff"/>
    </style:style>
    <style:style style:name="T36_50" style:family="text">
      <style:text-properties fo:color="#0000ff"/>
    </style:style>
    <style:style style:name="T36_51" style:family="text">
      <style:text-properties fo:color="#0000ff"/>
    </style:style>
    <style:style style:name="T36_52" style:family="text">
      <style:text-properties fo:color="#0000ff"/>
    </style:style>
    <style:style style:name="T36_53" style:family="text">
      <style:text-properties fo:color="#0000ff"/>
    </style:style>
    <style:style style:name="T36_54" style:family="text">
      <style:text-properties fo:color="#0000ff"/>
    </style:style>
    <style:style style:name="T36_55" style:family="text">
      <style:text-properties fo:color="#0000ff"/>
    </style:style>
    <style:style style:name="T36_56" style:family="text">
      <style:text-properties fo:color="#0000ff"/>
    </style:style>
    <style:style style:name="T36_57" style:family="text">
      <style:text-properties fo:color="#0000ff"/>
    </style:style>
    <style:style style:name="T36_58" style:family="text">
      <style:text-properties fo:color="#0000ff"/>
    </style:style>
    <style:style style:name="T36_59" style:family="text">
      <style:text-properties fo:color="#0000ff"/>
    </style:style>
    <style:style style:name="T36_60" style:family="text">
      <style:text-properties fo:color="#0000ff"/>
    </style:style>
    <style:style style:name="T36_61" style:family="text">
      <style:text-properties fo:color="#0000ff"/>
    </style:style>
    <style:style style:name="T36_62" style:family="text">
      <style:text-properties fo:color="#0000ff"/>
    </style:style>
    <style:style style:name="T36_63" style:family="text">
      <style:text-properties fo:color="#0000ff"/>
    </style:style>
    <style:style style:name="T36_64" style:family="text">
      <style:text-properties fo:color="#0000ff"/>
    </style:style>
    <style:style style:name="T36_65" style:family="text">
      <style:text-properties fo:color="#0000ff"/>
    </style:style>
    <style:style style:name="T36_66" style:family="text">
      <style:text-properties fo:color="#0000ff"/>
    </style:style>
    <style:style style:name="T36_67" style:family="text">
      <style:text-properties fo:color="#0000ff"/>
    </style:style>
    <style:style style:name="T36_68" style:family="text">
      <style:text-properties fo:color="#0000ff"/>
    </style:style>
    <style:style style:name="T36_69" style:family="text">
      <style:text-properties fo:color="#0000ff"/>
    </style:style>
    <style:style style:name="T36_70" style:family="text">
      <style:text-properties fo:color="#0000ff"/>
    </style:style>
    <style:style style:name="T36_71" style:family="text">
      <style:text-properties fo:color="#0000ff"/>
    </style:style>
    <style:style style:name="T36_72" style:family="text">
      <style:text-properties fo:color="#0000ff"/>
    </style:style>
    <style:style style:name="T36_73" style:family="text">
      <style:text-properties fo:color="#0000ff"/>
    </style:style>
    <style:style style:name="T36_74" style:family="text">
      <style:text-properties fo:color="#0000ff"/>
    </style:style>
    <style:style style:name="T36_75" style:family="text">
      <style:text-properties fo:color="#0000ff"/>
    </style:style>
    <style:style style:name="T36_76" style:family="text">
      <style:text-properties fo:color="#0000ff"/>
    </style:style>
    <style:style style:name="T36_77" style:family="text">
      <style:text-properties fo:color="#0000ff"/>
    </style:style>
    <style:style style:name="T36_78" style:family="text">
      <style:text-properties fo:color="#0000ff"/>
    </style:style>
    <style:style style:name="T36_79" style:family="text">
      <style:text-properties fo:color="#0000ff"/>
    </style:style>
    <style:style style:name="T36_80" style:family="text">
      <style:text-properties fo:color="#0000ff"/>
    </style:style>
    <style:style style:name="T36_81" style:family="text">
      <style:text-properties fo:color="#0000ff"/>
    </style:style>
    <style:style style:name="T36_82" style:family="text">
      <style:text-properties fo:color="#0000ff"/>
    </style:style>
    <style:style style:name="T36_83" style:family="text">
      <style:text-properties fo:color="#0000ff"/>
    </style:style>
    <style:style style:name="T36_84" style:family="text">
      <style:text-properties fo:color="#0000ff"/>
    </style:style>
    <style:style style:name="T36_85" style:family="text">
      <style:text-properties fo:color="#0000ff"/>
    </style:style>
    <style:style style:name="T36_86" style:family="text">
      <style:text-properties fo:color="#0000ff"/>
    </style:style>
    <style:style style:name="T36_87" style:family="text">
      <style:text-properties fo:color="#0000ff"/>
    </style:style>
    <style:style style:name="T36_88" style:family="text">
      <style:text-properties fo:color="#0000ff"/>
    </style:style>
    <style:style style:name="T36_89" style:family="text">
      <style:text-properties fo:color="#0000ff"/>
    </style:style>
    <style:style style:name="T36_90" style:family="text">
      <style:text-properties fo:color="#0000ff"/>
    </style:style>
    <style:style style:name="T36_91" style:family="text">
      <style:text-properties fo:color="#0000ff"/>
    </style:style>
    <style:style style:name="T36_92" style:family="text">
      <style:text-properties fo:color="#0000ff"/>
    </style:style>
    <style:style style:name="T36_93" style:family="text">
      <style:text-properties fo:color="#0000ff"/>
    </style:style>
    <style:style style:name="T36_94" style:family="text">
      <style:text-properties fo:color="#0000ff"/>
    </style:style>
    <style:style style:name="T36_95" style:family="text">
      <style:text-properties fo:color="#0000ff"/>
    </style:style>
    <style:style style:name="T36_96" style:family="text">
      <style:text-properties fo:color="#0000ff"/>
    </style:style>
    <style:style style:name="T36_97" style:family="text">
      <style:text-properties fo:color="#0000ff"/>
    </style:style>
    <style:style style:name="T36_98" style:family="text">
      <style:text-properties fo:color="#0000ff"/>
    </style:style>
    <style:style style:name="T36_99" style:family="text">
      <style:text-properties fo:color="#0000ff"/>
    </style:style>
    <style:style style:name="T36_100" style:family="text">
      <style:text-properties fo:color="#0000ff"/>
    </style:style>
    <style:style style:name="T36_101" style:family="text">
      <style:text-properties fo:color="#0000ff"/>
    </style:style>
    <style:style style:name="T36_102" style:family="text">
      <style:text-properties fo:color="#0000ff"/>
    </style:style>
    <style:style style:name="T36_103" style:family="text">
      <style:text-properties fo:color="#0000ff"/>
    </style:style>
    <style:style style:name="T36_104" style:family="text">
      <style:text-properties fo:color="#0000ff"/>
    </style:style>
    <style:style style:name="T36_105" style:family="text">
      <style:text-properties fo:color="#0000ff"/>
    </style:style>
    <style:style style:name="T36_106" style:family="text">
      <style:text-properties fo:color="#0000ff"/>
    </style:style>
    <style:style style:name="T36_107" style:family="text">
      <style:text-properties fo:color="#0000ff"/>
    </style:style>
    <style:style style:name="T36_108" style:family="text">
      <style:text-properties fo:color="#0000ff"/>
    </style:style>
    <style:style style:name="T36_109" style:family="text">
      <style:text-properties fo:color="#0000ff"/>
    </style:style>
    <style:style style:name="T36_110" style:family="text">
      <style:text-properties fo:color="#0000ff"/>
    </style:style>
    <style:style style:name="T36_111" style:family="text">
      <style:text-properties fo:color="#0000ff"/>
    </style:style>
    <style:style style:name="T36_112" style:family="text">
      <style:text-properties fo:color="#0000ff"/>
    </style:style>
    <style:style style:name="T36_113" style:family="text">
      <style:text-properties fo:color="#0000ff"/>
    </style:style>
    <style:style style:name="T36_114" style:family="text">
      <style:text-properties fo:color="#0000ff"/>
    </style:style>
    <style:style style:name="T36_115" style:family="text">
      <style:text-properties fo:color="#0000ff"/>
    </style:style>
    <style:style style:name="T36_116" style:family="text">
      <style:text-properties fo:color="#0000ff"/>
    </style:style>
    <style:style style:name="T36_117" style:family="text">
      <style:text-properties fo:color="#0000ff"/>
    </style:style>
    <style:style style:name="T36_118" style:family="text">
      <style:text-properties fo:color="#0000ff"/>
    </style:style>
    <style:style style:name="T36_119" style:family="text">
      <style:text-properties fo:color="#0000ff"/>
    </style:style>
    <style:style style:name="T36_120" style:family="text">
      <style:text-properties fo:color="#0000ff"/>
    </style:style>
    <style:style style:name="T36_121" style:family="text">
      <style:text-properties fo:color="#0000ff"/>
    </style:style>
    <style:style style:name="T36_122" style:family="text">
      <style:text-properties fo:color="#0000ff"/>
    </style:style>
    <style:style style:name="T36_123" style:family="text">
      <style:text-properties fo:color="#0000ff"/>
    </style:style>
    <style:style style:name="T36_124" style:family="text">
      <style:text-properties fo:color="#0000ff"/>
    </style:style>
    <style:style style:name="T36_125" style:family="text">
      <style:text-properties fo:color="#0000ff"/>
    </style:style>
    <style:style style:name="T36_126" style:family="text">
      <style:text-properties fo:color="#0000ff"/>
    </style:style>
    <style:style style:name="T36_127" style:family="text">
      <style:text-properties fo:color="#0000ff"/>
    </style:style>
    <style:style style:name="T36_128" style:family="text">
      <style:text-properties fo:color="#0000ff"/>
    </style:style>
    <style:style style:name="T36_129" style:family="text">
      <style:text-properties fo:color="#0000ff"/>
    </style:style>
    <style:style style:name="T36_130" style:family="text">
      <style:text-properties fo:color="#0000ff"/>
    </style:style>
    <style:style style:name="T36_131" style:family="text">
      <style:text-properties fo:color="#0000ff"/>
    </style:style>
    <style:style style:name="T36_132" style:family="text">
      <style:text-properties fo:color="#0000ff"/>
    </style:style>
    <style:style style:name="T36_133" style:family="text">
      <style:text-properties fo:color="#0000ff"/>
    </style:style>
    <style:style style:name="T36_134" style:family="text">
      <style:text-properties fo:color="#0000ff"/>
    </style:style>
    <style:style style:name="T36_135" style:family="text">
      <style:text-properties fo:color="#0000ff"/>
    </style:style>
    <style:style style:name="T36_136" style:family="text">
      <style:text-properties fo:color="#0000ff"/>
    </style:style>
    <style:style style:name="T36_137" style:family="text">
      <style:text-properties fo:color="#0000ff"/>
    </style:style>
    <style:style style:name="T36_138" style:family="text">
      <style:text-properties fo:color="#0000ff"/>
    </style:style>
    <style:style style:name="T36_139" style:family="text">
      <style:text-properties fo:color="#0000ff"/>
    </style:style>
    <style:style style:name="T36_140" style:family="text">
      <style:text-properties fo:color="#0000ff"/>
    </style:style>
    <style:style style:name="T36_141" style:family="text">
      <style:text-properties fo:color="#0000ff"/>
    </style:style>
    <style:style style:name="T36_142" style:family="text">
      <style:text-properties fo:color="#0000ff"/>
    </style:style>
    <style:style style:name="T36_143" style:family="text">
      <style:text-properties fo:color="#0000ff"/>
    </style:style>
    <style:style style:name="T36_144" style:family="text">
      <style:text-properties fo:color="#0000ff"/>
    </style:style>
    <style:style style:name="T36_145" style:family="text">
      <style:text-properties fo:color="#0000ff"/>
    </style:style>
    <style:style style:name="T36_146" style:family="text">
      <style:text-properties fo:color="#0000ff"/>
    </style:style>
    <style:style style:name="T36_147" style:family="text">
      <style:text-properties fo:color="#0000ff"/>
    </style:style>
    <style:style style:name="T36_148" style:family="text">
      <style:text-properties fo:color="#0000ff"/>
    </style:style>
    <style:style style:name="T36_149" style:family="text">
      <style:text-properties fo:color="#0000ff"/>
    </style:style>
    <style:style style:name="T36_150" style:family="text">
      <style:text-properties fo:color="#0000ff"/>
    </style:style>
    <style:style style:name="P37" style:family="paragraph" style:parent-style-name="Standard">
      <style:paragraph-properties fo:break-before="auto" fo:margin-top="0cm" fo:margin-bottom="0cm" style:writing-mode="lr-tb"/>
    </style:style>
    <style:style style:name="T37_1" style:family="text">
      <style:text-properties fo:color="#ff0000" fo:font-weight="bold" style:font-weight-asian="bold" style:font-weight-complex="bold"/>
    </style:style>
    <style:style style:name="T37_2" style:family="text">
      <style:text-properties fo:color="#ff0000"/>
    </style:style>
    <style:style style:name="T37_3" style:family="text">
      <style:text-properties fo:color="#ff0000"/>
    </style:style>
    <style:style style:name="T37_4" style:family="text">
      <style:text-properties fo:color="#ff0000"/>
    </style:style>
    <style:style style:name="T37_5" style:family="text">
      <style:text-properties fo:color="#ff0000"/>
    </style:style>
    <style:style style:name="T37_6" style:family="text">
      <style:text-properties fo:color="#ff0000"/>
    </style:style>
    <style:style style:name="T37_7" style:family="text">
      <style:text-properties fo:color="#ff0000"/>
    </style:style>
    <style:style style:name="T37_8" style:family="text">
      <style:text-properties fo:color="#ff0000"/>
    </style:style>
    <style:style style:name="T37_9" style:family="text">
      <style:text-properties fo:color="#ff0000"/>
    </style:style>
    <style:style style:name="T37_10" style:family="text">
      <style:text-properties fo:color="#ff0000"/>
    </style:style>
    <style:style style:name="T37_11" style:family="text">
      <style:text-properties fo:color="#ff0000"/>
    </style:style>
    <style:style style:name="T37_12" style:family="text">
      <style:text-properties fo:color="#ff0000"/>
    </style:style>
    <style:style style:name="T37_13" style:family="text">
      <style:text-properties fo:color="#ff0000"/>
    </style:style>
    <style:style style:name="T37_14" style:family="text">
      <style:text-properties fo:color="#ff0000"/>
    </style:style>
    <style:style style:name="T37_15" style:family="text">
      <style:text-properties fo:color="#ff0000"/>
    </style:style>
    <style:style style:name="T37_16" style:family="text">
      <style:text-properties fo:color="#ff0000"/>
    </style:style>
    <style:style style:name="T37_17" style:family="text">
      <style:text-properties fo:color="#ff0000"/>
    </style:style>
    <style:style style:name="T37_18" style:family="text">
      <style:text-properties fo:color="#ff0000"/>
    </style:style>
    <style:style style:name="T37_19" style:family="text">
      <style:text-properties fo:color="#ff0000"/>
    </style:style>
    <style:style style:name="T37_20" style:family="text">
      <style:text-properties fo:color="#ff0000"/>
    </style:style>
    <style:style style:name="T37_21" style:family="text">
      <style:text-properties fo:color="#ff0000"/>
    </style:style>
    <style:style style:name="T37_22" style:family="text">
      <style:text-properties fo:color="#ff0000"/>
    </style:style>
    <style:style style:name="T37_23" style:family="text">
      <style:text-properties fo:color="#ff0000"/>
    </style:style>
    <style:style style:name="T37_24" style:family="text">
      <style:text-properties fo:color="#ff0000"/>
    </style:style>
    <style:style style:name="T37_25" style:family="text">
      <style:text-properties fo:color="#ff0000"/>
    </style:style>
    <style:style style:name="T37_26" style:family="text">
      <style:text-properties fo:color="#ff0000"/>
    </style:style>
    <style:style style:name="T37_27" style:family="text">
      <style:text-properties fo:color="#ff0000"/>
    </style:style>
    <style:style style:name="T37_28" style:family="text">
      <style:text-properties fo:color="#ff0000"/>
    </style:style>
    <style:style style:name="T37_29" style:family="text">
      <style:text-properties fo:color="#ff0000"/>
    </style:style>
    <style:style style:name="T37_30" style:family="text">
      <style:text-properties fo:color="#ff0000"/>
    </style:style>
    <style:style style:name="T37_31" style:family="text">
      <style:text-properties fo:color="#ff0000"/>
    </style:style>
    <style:style style:name="T37_32" style:family="text">
      <style:text-properties fo:color="#ff0000"/>
    </style:style>
    <style:style style:name="T37_33" style:family="text">
      <style:text-properties fo:color="#ff0000"/>
    </style:style>
    <style:style style:name="T37_34" style:family="text">
      <style:text-properties fo:color="#ff0000"/>
    </style:style>
    <style:style style:name="T37_35" style:family="text">
      <style:text-properties fo:color="#ff0000"/>
    </style:style>
    <style:style style:name="T37_36" style:family="text">
      <style:text-properties fo:color="#ff0000"/>
    </style:style>
    <style:style style:name="T37_37" style:family="text">
      <style:text-properties fo:color="#ff0000"/>
    </style:style>
    <style:style style:name="T37_38" style:family="text">
      <style:text-properties fo:color="#ff0000"/>
    </style:style>
    <style:style style:name="T37_39" style:family="text">
      <style:text-properties fo:color="#ff0000"/>
    </style:style>
    <style:style style:name="T37_40" style:family="text">
      <style:text-properties fo:color="#ff0000"/>
    </style:style>
    <style:style style:name="T37_41" style:family="text">
      <style:text-properties fo:color="#ff0000"/>
    </style:style>
    <style:style style:name="T37_42" style:family="text">
      <style:text-properties fo:color="#ff0000"/>
    </style:style>
    <style:style style:name="T37_43" style:family="text">
      <style:text-properties fo:color="#ff0000"/>
    </style:style>
    <style:style style:name="T37_44" style:family="text">
      <style:text-properties fo:color="#ff0000"/>
    </style:style>
    <style:style style:name="T37_45" style:family="text">
      <style:text-properties fo:color="#ff0000"/>
    </style:style>
    <style:style style:name="T37_46" style:family="text">
      <style:text-properties fo:color="#ff0000"/>
    </style:style>
    <style:style style:name="T37_47" style:family="text">
      <style:text-properties fo:color="#ff0000"/>
    </style:style>
    <style:style style:name="T37_48" style:family="text">
      <style:text-properties fo:color="#ff0000"/>
    </style:style>
    <style:style style:name="T37_49" style:family="text">
      <style:text-properties fo:color="#ff0000"/>
    </style:style>
    <style:style style:name="T37_50" style:family="text">
      <style:text-properties fo:color="#ff0000"/>
    </style:style>
    <style:style style:name="T37_51" style:family="text">
      <style:text-properties fo:color="#ff0000"/>
    </style:style>
    <style:style style:name="T37_52" style:family="text">
      <style:text-properties fo:color="#ff0000"/>
    </style:style>
    <style:style style:name="T37_53" style:family="text">
      <style:text-properties fo:color="#ff0000"/>
    </style:style>
    <style:style style:name="T37_54" style:family="text">
      <style:text-properties fo:color="#ff0000"/>
    </style:style>
    <style:style style:name="T37_55" style:family="text">
      <style:text-properties fo:color="#ff0000"/>
    </style:style>
    <style:style style:name="T37_56" style:family="text">
      <style:text-properties fo:color="#ff0000"/>
    </style:style>
    <style:style style:name="T37_57" style:family="text">
      <style:text-properties fo:color="#ff0000"/>
    </style:style>
    <style:style style:name="T37_58" style:family="text">
      <style:text-properties fo:color="#ff0000"/>
    </style:style>
    <style:style style:name="T37_59" style:family="text">
      <style:text-properties fo:color="#ff0000"/>
    </style:style>
    <style:style style:name="T37_60" style:family="text">
      <style:text-properties fo:color="#ff0000"/>
    </style:style>
    <style:style style:name="T37_61" style:family="text">
      <style:text-properties fo:color="#ff0000"/>
    </style:style>
    <style:style style:name="T37_62" style:family="text">
      <style:text-properties fo:color="#ff0000"/>
    </style:style>
    <style:style style:name="T37_63" style:family="text">
      <style:text-properties fo:color="#ff0000"/>
    </style:style>
    <style:style style:name="T37_64" style:family="text">
      <style:text-properties fo:color="#ff0000"/>
    </style:style>
    <style:style style:name="T37_65" style:family="text">
      <style:text-properties fo:color="#ff0000"/>
    </style:style>
    <style:style style:name="T37_66" style:family="text">
      <style:text-properties fo:color="#ff0000"/>
    </style:style>
    <style:style style:name="T37_67" style:family="text">
      <style:text-properties fo:color="#ff0000"/>
    </style:style>
    <style:style style:name="T37_68" style:family="text">
      <style:text-properties fo:color="#ff0000"/>
    </style:style>
    <style:style style:name="T37_69" style:family="text">
      <style:text-properties fo:color="#ff0000"/>
    </style:style>
    <style:style style:name="T37_70" style:family="text">
      <style:text-properties fo:color="#ff0000"/>
    </style:style>
    <style:style style:name="T37_71" style:family="text">
      <style:text-properties fo:color="#ff0000"/>
    </style:style>
    <style:style style:name="T37_72" style:family="text">
      <style:text-properties fo:color="#ff0000"/>
    </style:style>
    <style:style style:name="T37_73" style:family="text">
      <style:text-properties fo:color="#ff0000"/>
    </style:style>
    <style:style style:name="T37_74" style:family="text">
      <style:text-properties fo:color="#ff0000"/>
    </style:style>
    <style:style style:name="T37_75" style:family="text">
      <style:text-properties fo:color="#ff0000"/>
    </style:style>
    <style:style style:name="T37_76" style:family="text">
      <style:text-properties fo:color="#ff0000"/>
    </style:style>
    <style:style style:name="T37_77" style:family="text">
      <style:text-properties fo:color="#ff0000"/>
    </style:style>
    <style:style style:name="T37_78" style:family="text">
      <style:text-properties fo:color="#ff0000"/>
    </style:style>
    <style:style style:name="T37_79" style:family="text">
      <style:text-properties fo:color="#ff0000"/>
    </style:style>
    <style:style style:name="T37_80" style:family="text">
      <style:text-properties fo:color="#ff0000"/>
    </style:style>
    <style:style style:name="T37_81" style:family="text">
      <style:text-properties fo:color="#ff0000"/>
    </style:style>
    <style:style style:name="T37_82" style:family="text">
      <style:text-properties fo:color="#ff0000"/>
    </style:style>
    <style:style style:name="T37_83" style:family="text">
      <style:text-properties fo:color="#ff0000"/>
    </style:style>
    <style:style style:name="T37_84" style:family="text">
      <style:text-properties fo:color="#ff0000"/>
    </style:style>
    <style:style style:name="T37_85" style:family="text">
      <style:text-properties fo:color="#ff0000"/>
    </style:style>
    <style:style style:name="T37_86" style:family="text">
      <style:text-properties fo:color="#ff0000"/>
    </style:style>
    <style:style style:name="T37_87" style:family="text">
      <style:text-properties fo:color="#ff0000"/>
    </style:style>
    <style:style style:name="T37_88" style:family="text">
      <style:text-properties fo:color="#ff0000"/>
    </style:style>
    <style:style style:name="T37_89" style:family="text">
      <style:text-properties fo:color="#ff0000"/>
    </style:style>
    <style:style style:name="T37_90" style:family="text">
      <style:text-properties fo:color="#ff0000"/>
    </style:style>
    <style:style style:name="T37_91" style:family="text">
      <style:text-properties fo:color="#ff0000"/>
    </style:style>
    <style:style style:name="T37_92" style:family="text">
      <style:text-properties fo:color="#ff0000"/>
    </style:style>
    <style:style style:name="T37_93" style:family="text">
      <style:text-properties fo:color="#ff0000"/>
    </style:style>
    <style:style style:name="T37_94" style:family="text">
      <style:text-properties fo:color="#ff0000"/>
    </style:style>
    <style:style style:name="T37_95" style:family="text">
      <style:text-properties fo:color="#ff0000"/>
    </style:style>
    <style:style style:name="T37_96" style:family="text">
      <style:text-properties fo:color="#ff0000"/>
    </style:style>
    <style:style style:name="T37_97" style:family="text">
      <style:text-properties fo:color="#ff0000"/>
    </style:style>
    <style:style style:name="T37_98" style:family="text">
      <style:text-properties fo:color="#ff0000"/>
    </style:style>
    <style:style style:name="T37_99" style:family="text">
      <style:text-properties fo:color="#ff0000"/>
    </style:style>
    <style:style style:name="T37_100" style:family="text">
      <style:text-properties fo:color="#ff0000"/>
    </style:style>
    <style:style style:name="T37_101" style:family="text">
      <style:text-properties fo:color="#ff0000"/>
    </style:style>
    <style:style style:name="T37_102" style:family="text">
      <style:text-properties fo:color="#ff0000"/>
    </style:style>
    <style:style style:name="T37_103" style:family="text">
      <style:text-properties fo:color="#ff0000"/>
    </style:style>
    <style:style style:name="T37_104" style:family="text">
      <style:text-properties fo:color="#ff0000"/>
    </style:style>
    <style:style style:name="T37_105" style:family="text">
      <style:text-properties fo:color="#ff0000"/>
    </style:style>
    <style:style style:name="T37_106" style:family="text">
      <style:text-properties fo:color="#ff0000"/>
    </style:style>
    <style:style style:name="T37_107" style:family="text">
      <style:text-properties fo:color="#ff0000"/>
    </style:style>
    <style:style style:name="T37_108" style:family="text">
      <style:text-properties fo:color="#ff0000"/>
    </style:style>
    <style:style style:name="T37_109" style:family="text">
      <style:text-properties fo:color="#ff0000"/>
    </style:style>
    <style:style style:name="T37_110" style:family="text">
      <style:text-properties fo:color="#ff0000"/>
    </style:style>
    <style:style style:name="T37_111" style:family="text">
      <style:text-properties fo:color="#ff0000"/>
    </style:style>
    <style:style style:name="T37_112" style:family="text">
      <style:text-properties fo:color="#ff0000"/>
    </style:style>
  </office:automatic-styles>
  <office:body>
    <office:text>
      <text:p text:style-name="P1"><text:span text:style-name="T1_1">Theme</text:span></text:p>
      <text:p text:style-name="P2"><text:span text:style-name="T2_1">Cyberpunk</text:span><text:span text:style-name="T2_2"><text:s/>(</text:span><text:span text:style-name="T2_3">see</text:span><text:span text:style-name="T2_4">:<text:s/></text:span><text:span text:style-name="T2_5"><text:a xlink:type="simple" xlink:href="http://en.wikipedia.org/wiki/Shadowrun"><text:span text:style-name="T2_6">Shadowrun</text:span></text:a></text:span><text:span text:style-name="T2_7">,<text:s/></text:span><text:span text:style-name="T2_8">but</text:span><text:span text:style-name="T2_9"><text:s/></text:span><text:span text:style-name="T2_10">less</text:span><text:span text:style-name="T2_11"><text:s/></text:span><text:span text:style-name="T2_12">dismal</text:span><text:span text:style-name="T2_13">)</text:span></text:p>
      <text:p text:style-name="P3"/>
      <text:p text:style-name="P4"><text:span text:style-name="T4_1">Setting</text:span></text:p>
      <text:p text:style-name="P5"><text:span text:style-name="T5_1">The</text:span><text:span text:style-name="T5_2"><text:s/></text:span><text:span text:style-name="T5_3">many</text:span><text:span text:style-name="T5_4"><text:s/></text:span><text:span text:style-name="T5_5">districts</text:span><text:span text:style-name="T5_6"><text:s/></text:span><text:span text:style-name="T5_7">of</text:span><text:span text:style-name="T5_8"><text:s/></text:span><text:span text:style-name="T5_9">FOSSC</text:span><text:span text:style-name="T5_10"><text:s/>(</text:span><text:span text:style-name="T5_11">FOSS</text:span><text:span text:style-name="T5_12"><text:s/></text:span><text:span text:style-name="T5_13">City</text:span><text:span text:style-name="T5_14">,<text:s/></text:span><text:span text:style-name="T5_15">for</text:span><text:span text:style-name="T5_16"><text:s/></text:span><text:span text:style-name="T5_17">lack</text:span><text:span text:style-name="T5_18"><text:s/></text:span><text:span text:style-name="T5_19">of</text:span><text:span text:style-name="T5_20"><text:s/></text:span><text:span text:style-name="T5_21">a</text:span><text:span text:style-name="T5_22"><text:s/></text:span><text:span text:style-name="T5_23">cool</text:span><text:span text:style-name="T5_24"><text:s/></text:span><text:span text:style-name="T5_25">name</text:span><text:span text:style-name="T5_26"><text:s/></text:span><text:span text:style-name="T5_27">at</text:span><text:span text:style-name="T5_28"><text:s/></text:span><text:span text:style-name="T5_29">the</text:span><text:span text:style-name="T5_30"><text:s/></text:span><text:span text:style-name="T5_31">moment</text:span><text:span text:style-name="T5_32">),<text:s/></text:span><text:span text:style-name="T5_33">where</text:span><text:span text:style-name="T5_34"><text:s/></text:span><text:span text:style-name="T5_35">projects</text:span><text:span text:style-name="T5_36"><text:s/></text:span><text:span text:style-name="T5_37">housed</text:span><text:span text:style-name="T5_38"><text:s/></text:span><text:span text:style-name="T5_39">in</text:span><text:span text:style-name="T5_40"><text:s/></text:span><text:span text:style-name="T5_41">massive</text:span><text:span text:style-name="T5_42"><text:s/></text:span><text:span text:style-name="T5_43">towers</text:span><text:span text:style-name="T5_44"><text:s/></text:span><text:span text:style-name="T5_45">create</text:span><text:span text:style-name="T5_46"><text:s/></text:span><text:span text:style-name="T5_47">powerful</text:span><text:span text:style-name="T5_48"><text:s/>“</text:span><text:span text:style-name="T5_49">research</text:span><text:span text:style-name="T5_50"><text:s/></text:span><text:span text:style-name="T5_51">technologies</text:span><text:span text:style-name="T5_52">”.<text:s/></text:span><text:span text:style-name="T5_53">The</text:span><text:span text:style-name="T5_54"><text:s/></text:span><text:span text:style-name="T5_55">city</text:span><text:span text:style-name="T5_56"><text:s/></text:span><text:span text:style-name="T5_57">is</text:span><text:span text:style-name="T5_58"><text:s/></text:span><text:span text:style-name="T5_59">the</text:span><text:span text:style-name="T5_60"><text:s/></text:span><text:span text:style-name="T5_61">only</text:span><text:span text:style-name="T5_62"><text:s/></text:span><text:span text:style-name="T5_63">settlement</text:span><text:span text:style-name="T5_64"><text:s/></text:span><text:span text:style-name="T5_65">on</text:span><text:span text:style-name="T5_66"><text:s/></text:span><text:span text:style-name="T5_67">a</text:span><text:span text:style-name="T5_68"><text:s/></text:span><text:span text:style-name="T5_69">planet</text:span><text:span text:style-name="T5_70"><text:s/></text:span><text:span text:style-name="T5_71">in</text:span><text:span text:style-name="T5_72"><text:s/></text:span><text:span text:style-name="T5_73">the</text:span><text:span text:style-name="T5_74"><text:s/></text:span><text:span text:style-name="T5_75">far</text:span><text:span text:style-name="T5_76"><text:s/></text:span><text:span text:style-name="T5_77">future</text:span><text:span text:style-name="T5_78">,<text:s/></text:span><text:span text:style-name="T5_79">depleted</text:span><text:span text:style-name="T5_80"><text:s/></text:span><text:span text:style-name="T5_81">of</text:span><text:span text:style-name="T5_82"><text:s/></text:span><text:span text:style-name="T5_83">most</text:span><text:span text:style-name="T5_84"><text:s/></text:span><text:span text:style-name="T5_85">green</text:span><text:span text:style-name="T5_86"><text:s/></text:span><text:span text:style-name="T5_87">life</text:span><text:span text:style-name="T5_88"><text:s/></text:span><text:span text:style-name="T5_89">and</text:span><text:span text:style-name="T5_90"><text:s/></text:span><text:span text:style-name="T5_91">oddly</text:span><text:span text:style-name="T5_92"><text:s/></text:span><text:span text:style-name="T5_93">reminiscent</text:span><text:span text:style-name="T5_94"><text:s/></text:span><text:span text:style-name="T5_95">of</text:span><text:span text:style-name="T5_96"><text:s/></text:span><text:span text:style-name="T5_97">a</text:span><text:span text:style-name="T5_98"><text:s/></text:span><text:span text:style-name="T5_99">dying</text:span><text:span text:style-name="T5_100"><text:s/></text:span><text:span text:style-name="T5_101">Earth</text:span><text:span text:style-name="T5_102"><text:s/>(</text:span><text:span text:style-name="T5_103">actually</text:span><text:span text:style-name="T5_104">,<text:s/></text:span><text:span text:style-name="T5_105">perhaps</text:span><text:span text:style-name="T5_106"><text:s/></text:span><text:span text:style-name="T5_107">see</text:span><text:span text:style-name="T5_108"><text:s/></text:span><text:span text:style-name="T5_109"><text:a xlink:type="simple" xlink:href="http://en.wikipedia.org/wiki/Dying_Earth"><text:span text:style-name="T5_110">Dying</text:span></text:a></text:span><text:span text:style-name="T5_111"><text:a xlink:type="simple" xlink:href="http://en.wikipedia.org/wiki/Dying_Earth"><text:span text:style-name="T5_112"><text:s/></text:span></text:a></text:span><text:span text:style-name="T5_113"><text:a xlink:type="simple" xlink:href="http://en.wikipedia.org/wiki/Dying_Earth"><text:span text:style-name="T5_114">Earth</text:span></text:a></text:span><text:span text:style-name="T5_115"><text:s/></text:span><text:span text:style-name="T5_116">for</text:span><text:span text:style-name="T5_117"><text:s/></text:span><text:span text:style-name="T5_118">outside</text:span><text:span text:style-name="T5_119">-</text:span><text:span text:style-name="T5_120">of</text:span><text:span text:style-name="T5_121">-</text:span><text:span text:style-name="T5_122">city</text:span><text:span text:style-name="T5_123"><text:s/></text:span><text:span text:style-name="T5_124">scenery</text:span><text:span text:style-name="T5_125"><text:s/></text:span><text:span text:style-name="T5_126">inspiration</text:span><text:span text:style-name="T5_127">).<text:s/></text:span><text:span text:style-name="T5_128">There</text:span><text:span text:style-name="T5_129"><text:s/></text:span><text:span text:style-name="T5_130">are</text:span><text:span text:style-name="T5_131"><text:s/></text:span><text:span text:style-name="T5_132">other</text:span><text:span text:style-name="T5_133"><text:s/></text:span><text:span text:style-name="T5_134">planets</text:span><text:span text:style-name="T5_135">,<text:s/></text:span><text:span text:style-name="T5_136">but</text:span><text:span text:style-name="T5_137"><text:s/></text:span><text:span text:style-name="T5_138">they</text:span><text:span text:style-name="T5_139"><text:s/></text:span><text:span text:style-name="T5_140">are</text:span><text:span text:style-name="T5_141"><text:s/></text:span><text:span text:style-name="T5_142">distant</text:span><text:span text:style-name="T5_143"><text:s/></text:span><text:span text:style-name="T5_144">and</text:span><text:span text:style-name="T5_145"><text:s/></text:span><text:span text:style-name="T5_146">generally</text:span><text:span text:style-name="T5_147"><text:s/></text:span><text:span text:style-name="T5_148">avoid</text:span><text:span text:style-name="T5_149"><text:s/></text:span><text:span text:style-name="T5_150">FOSSC</text:span><text:span text:style-name="T5_151">.<text:s/></text:span><text:span text:style-name="T5_152">The</text:span><text:span text:style-name="T5_153"><text:s/></text:span><text:span text:style-name="T5_154">inhabitants</text:span><text:span text:style-name="T5_155"><text:s/></text:span><text:span text:style-name="T5_156">of</text:span><text:span text:style-name="T5_157"><text:s/></text:span><text:span text:style-name="T5_158">FOSSC</text:span><text:span text:style-name="T5_159"><text:s/></text:span><text:span text:style-name="T5_160">arrived</text:span><text:span text:style-name="T5_161"><text:s/></text:span><text:span text:style-name="T5_162">over</text:span><text:span text:style-name="T5_163"><text:s/></text:span><text:span text:style-name="T5_164">recent</text:span><text:span text:style-name="T5_165"><text:s/></text:span><text:span text:style-name="T5_166">decades</text:span><text:span text:style-name="T5_167">,<text:s/></text:span><text:span text:style-name="T5_168">all</text:span><text:span text:style-name="T5_169"><text:s/></text:span><text:span text:style-name="T5_170">in</text:span><text:span text:style-name="T5_171"><text:s/></text:span><text:span text:style-name="T5_172">search</text:span><text:span text:style-name="T5_173"><text:s/></text:span><text:span text:style-name="T5_174">of</text:span><text:span text:style-name="T5_175"><text:s/></text:span><text:span text:style-name="T5_176">new</text:span><text:span text:style-name="T5_177"><text:s/></text:span><text:span text:style-name="T5_178">technologies</text:span><text:span text:style-name="T5_179">.</text:span></text:p>
      <text:p text:style-name="P6"/>
      <text:p text:style-name="P7"><text:span text:style-name="T7_1">Currency</text:span></text:p>
      <text:p text:style-name="P8"><text:span text:style-name="T8_1">The</text:span><text:span text:style-name="T8_2"><text:s/></text:span><text:span text:style-name="T8_3">Tower</text:span><text:span text:style-name="T8_4"><text:s/></text:span><text:span text:style-name="T8_5">Runners</text:span><text:span text:style-name="T8_6"><text:s/></text:span><text:span text:style-name="T8_7">of</text:span><text:span text:style-name="T8_8"><text:s/></text:span><text:span text:style-name="T8_9">FOSSC</text:span><text:span text:style-name="T8_10"><text:s/></text:span><text:span text:style-name="T8_11">are</text:span><text:span text:style-name="T8_12"><text:s/></text:span><text:span text:style-name="T8_13">vying</text:span><text:span text:style-name="T8_14"><text:s/></text:span><text:span text:style-name="T8_15">to</text:span><text:span text:style-name="T8_16"><text:s/></text:span><text:span text:style-name="T8_17">get</text:span><text:span text:style-name="T8_18"><text:s/></text:span><text:span text:style-name="T8_19">ahold</text:span><text:span text:style-name="T8_20"><text:s/></text:span><text:span text:style-name="T8_21">of</text:span><text:span text:style-name="T8_22"><text:s/></text:span><text:span text:style-name="T8_23">the</text:span><text:span text:style-name="T8_24"><text:s/></text:span><text:span text:style-name="T8_25">high</text:span><text:span text:style-name="T8_26">-</text:span><text:span text:style-name="T8_27">level</text:span><text:span text:style-name="T8_28"><text:s/></text:span><text:span text:style-name="T8_29">research</text:span><text:span text:style-name="T8_30"><text:s/></text:span><text:span text:style-name="T8_31">technologies</text:span><text:span text:style-name="T8_32">,<text:s/></text:span><text:span text:style-name="T8_33">which</text:span><text:span text:style-name="T8_34"><text:s/></text:span><text:span text:style-name="T8_35">provide</text:span><text:span text:style-name="T8_36"><text:s/></text:span><text:span text:style-name="T8_37">not</text:span><text:span text:style-name="T8_38"><text:s/></text:span><text:span text:style-name="T8_39">just</text:span><text:span text:style-name="T8_40"><text:s/></text:span><text:span text:style-name="T8_41">empowerment</text:span><text:span text:style-name="T8_42">,<text:s/></text:span><text:span text:style-name="T8_43">but</text:span><text:span text:style-name="T8_44"><text:s/></text:span><text:span text:style-name="T8_45">entirely</text:span><text:span text:style-name="T8_46"><text:s/></text:span><text:span text:style-name="T8_47">new</text:span><text:span text:style-name="T8_48"><text:s/></text:span><text:span text:style-name="T8_49">abilities</text:span><text:span text:style-name="T8_50">.<text:s/></text:span><text:span text:style-name="T8_51">These</text:span><text:span text:style-name="T8_52"><text:s/></text:span><text:span text:style-name="T8_53">abilities</text:span><text:span text:style-name="T8_54"><text:s/></text:span><text:span text:style-name="T8_55">increase</text:span><text:span text:style-name="T8_56"><text:s/></text:span><text:span text:style-name="T8_57">the</text:span><text:span text:style-name="T8_58"><text:s/></text:span><text:span text:style-name="T8_59">power</text:span><text:span text:style-name="T8_60"><text:s/></text:span><text:span text:style-name="T8_61">of</text:span><text:span text:style-name="T8_62"><text:s/></text:span><text:span text:style-name="T8_63">the</text:span><text:span text:style-name="T8_64"><text:s/></text:span><text:span text:style-name="T8_65">wielder</text:span><text:span text:style-name="T8_66">,<text:s/></text:span><text:span text:style-name="T8_67">allowing</text:span><text:span text:style-name="T8_68"><text:s/></text:span><text:span text:style-name="T8_69">him</text:span><text:span text:style-name="T8_70"><text:s/></text:span><text:span text:style-name="T8_71">to</text:span><text:span text:style-name="T8_72"><text:s/></text:span><text:span text:style-name="T8_73">obtain</text:span><text:span text:style-name="T8_74"><text:s/></text:span><text:span text:style-name="T8_75">technologies</text:span><text:span text:style-name="T8_76"><text:s/></text:span><text:span text:style-name="T8_77">more</text:span><text:span text:style-name="T8_78"><text:s/></text:span><text:span text:style-name="T8_79">heavily</text:span><text:span text:style-name="T8_80"><text:s/></text:span><text:span text:style-name="T8_81">protected</text:span><text:span text:style-name="T8_82">.<text:s/></text:span><text:span text:style-name="T8_83">This</text:span><text:span text:style-name="T8_84"><text:s/></text:span><text:span text:style-name="T8_85">is</text:span><text:span text:style-name="T8_86"><text:s/></text:span><text:span text:style-name="T8_87">representative</text:span><text:span text:style-name="T8_88"><text:s/></text:span><text:span text:style-name="T8_89">of</text:span><text:span text:style-name="T8_90"><text:s/></text:span><text:span text:style-name="T8_91">a</text:span><text:span text:style-name="T8_92"><text:s/></text:span><text:span text:style-name="T8_93">real</text:span><text:span text:style-name="T8_94">-</text:span><text:span text:style-name="T8_95">life</text:span><text:span text:style-name="T8_96"><text:s/></text:span><text:span text:style-name="T8_97">FOSS</text:span><text:span text:style-name="T8_98"><text:s/></text:span><text:span text:style-name="T8_99">dev</text:span><text:span text:style-name="T8_100"><text:s/></text:span><text:span text:style-name="T8_101">needing</text:span><text:span text:style-name="T8_102"><text:s/></text:span><text:span text:style-name="T8_103">to</text:span><text:span text:style-name="T8_104"><text:s/></text:span><text:span text:style-name="T8_105">acquire</text:span><text:span text:style-name="T8_106"><text:s/></text:span><text:span text:style-name="T8_107">low</text:span><text:span text:style-name="T8_108">-</text:span><text:span text:style-name="T8_109">level</text:span><text:span text:style-name="T8_110"><text:s/></text:span><text:span text:style-name="T8_111">skills</text:span><text:span text:style-name="T8_112"><text:s/></text:span><text:span text:style-name="T8_113">before</text:span><text:span text:style-name="T8_114"><text:s/></text:span><text:span text:style-name="T8_115">wrangling</text:span><text:span text:style-name="T8_116"><text:s/></text:span><text:span text:style-name="T8_117">complex</text:span><text:span text:style-name="T8_118"><text:s/></text:span><text:span text:style-name="T8_119">libraries</text:span><text:span text:style-name="T8_120"><text:s/></text:span><text:span text:style-name="T8_121">and</text:span><text:span text:style-name="T8_122"><text:s/></text:span><text:span text:style-name="T8_123">codebases</text:span><text:span text:style-name="T8_124">.</text:span></text:p>
      <text:p text:style-name="P9"/>
      <text:p text:style-name="P10"><text:span text:style-name="T10_1">Research</text:span><text:span text:style-name="T10_2"><text:s/></text:span><text:span text:style-name="T10_3">Technologies</text:span></text:p>
      <text:p text:style-name="P11"><text:span text:style-name="T11_1">Upon</text:span><text:span text:style-name="T11_2"><text:s/></text:span><text:span text:style-name="T11_3">a</text:span><text:span text:style-name="T11_4"><text:s/></text:span><text:span text:style-name="T11_5">project</text:span><text:span text:style-name="T11_6">’</text:span><text:span text:style-name="T11_7">s</text:span><text:span text:style-name="T11_8"><text:s/></text:span><text:span text:style-name="T11_9">creation</text:span><text:span text:style-name="T11_10">,<text:s/></text:span><text:span text:style-name="T11_11">the</text:span><text:span text:style-name="T11_12"><text:s/></text:span><text:span text:style-name="T11_13">player</text:span><text:span text:style-name="T11_14"><text:s/></text:span><text:span text:style-name="T11_15">who</text:span><text:span text:style-name="T11_16"><text:s/></text:span><text:span text:style-name="T11_17">created</text:span><text:span text:style-name="T11_18"><text:s/></text:span><text:span text:style-name="T11_19">the</text:span><text:span text:style-name="T11_20"><text:s/></text:span><text:span text:style-name="T11_21">project</text:span><text:span text:style-name="T11_22"><text:s/></text:span><text:span text:style-name="T11_23">can</text:span><text:span text:style-name="T11_24"><text:s/></text:span><text:span text:style-name="T11_25">enter</text:span><text:span text:style-name="T11_26"><text:s/></text:span><text:span text:style-name="T11_27">the</text:span><text:span text:style-name="T11_28"><text:s/></text:span><text:span text:style-name="T11_29">game</text:span><text:span text:style-name="T11_30">,<text:s/></text:span><text:span text:style-name="T11_31">go</text:span><text:span text:style-name="T11_32"><text:s/></text:span><text:span text:style-name="T11_33">to</text:span><text:span text:style-name="T11_34"><text:s/></text:span><text:span text:style-name="T11_35">the</text:span><text:span text:style-name="T11_36"><text:s/></text:span><text:span text:style-name="T11_37">tower</text:span><text:span text:style-name="T11_38"><text:s/></text:span><text:span text:style-name="T11_39">representing</text:span><text:span text:style-name="T11_40"><text:s/></text:span><text:span text:style-name="T11_41">his</text:span><text:span text:style-name="T11_42"><text:s/></text:span><text:span text:style-name="T11_43">project</text:span><text:span text:style-name="T11_44">,<text:s/></text:span><text:span text:style-name="T11_45">and</text:span><text:span text:style-name="T11_46"><text:s/></text:span><text:span text:style-name="T11_47">design</text:span><text:span text:style-name="T11_48"><text:s/></text:span><text:span text:style-name="T11_49">a</text:span><text:span text:style-name="T11_50"><text:s/></text:span><text:span text:style-name="T11_51">technology</text:span><text:span text:style-name="T11_52"><text:s/></text:span><text:span text:style-name="T11_53">to</text:span><text:span text:style-name="T11_54"><text:s/></text:span><text:span text:style-name="T11_55">be</text:span><text:span text:style-name="T11_56"><text:s/></text:span><text:span text:style-name="T11_57">researched</text:span><text:span text:style-name="T11_58">.<text:s/></text:span><text:span text:style-name="T11_59">Design</text:span><text:span text:style-name="T11_60"><text:s/></text:span><text:span text:style-name="T11_61">is</text:span><text:span text:style-name="T11_62"><text:s/></text:span><text:span text:style-name="T11_63">parameterized</text:span><text:span text:style-name="T11_64"><text:s/></text:span><text:span text:style-name="T11_65">from</text:span><text:span text:style-name="T11_66"><text:s/></text:span><text:span text:style-name="T11_67">developer</text:span><text:span text:style-name="T11_68">-</text:span><text:span text:style-name="T11_69">made</text:span><text:span text:style-name="T11_70"><text:s/></text:span><text:span text:style-name="T11_71">content</text:span><text:span text:style-name="T11_72">,<text:s/></text:span><text:span text:style-name="T11_73">and</text:span><text:span text:style-name="T11_74"><text:s/></text:span><text:span text:style-name="T11_75">includes</text:span><text:span text:style-name="T11_76"><text:s/></text:span><text:span text:style-name="T11_77">choices</text:span><text:span text:style-name="T11_78">:</text:span></text:p>
      <text:list text:style-name="LS1" xml:id="list0">
        <text:list-item>
          <text:list>
            <text:list-item>
              <text:p text:style-name="P12"><text:span text:style-name="T12_1">Name</text:span><text:span text:style-name="T12_2"><text:s/>(</text:span><text:span text:style-name="T12_3">player</text:span><text:span text:style-name="T12_4"><text:s/></text:span><text:span text:style-name="T12_5">types</text:span><text:span text:style-name="T12_6"><text:s/></text:span><text:span text:style-name="T12_7">this</text:span><text:span text:style-name="T12_8"><text:s/></text:span><text:span text:style-name="T12_9">in</text:span><text:span text:style-name="T12_10">)</text:span></text:p>
            </text:list-item>
            <text:list-item>
              <text:p text:style-name="P13"><text:span text:style-name="T13_1">Shape</text:span><text:span text:style-name="T13_2"><text:s/>(</text:span><text:span text:style-name="T13_3">selections</text:span><text:span text:style-name="T13_4"><text:s/></text:span><text:span text:style-name="T13_5">between</text:span><text:span text:style-name="T13_6"><text:s/></text:span><text:span text:style-name="T13_7">Round</text:span><text:span text:style-name="T13_8">,<text:s/></text:span><text:span text:style-name="T13_9">Cylindrical</text:span><text:span text:style-name="T13_10">,<text:s/></text:span><text:span text:style-name="T13_11">Pyramidal</text:span><text:span text:style-name="T13_12">,<text:s/></text:span><text:span text:style-name="T13_13">Cubular</text:span><text:span text:style-name="T13_14">,<text:s/></text:span><text:span text:style-name="T13_15">etc</text:span><text:span text:style-name="T13_16">)</text:span></text:p>
            </text:list-item>
            <text:list-item>
              <text:p text:style-name="P14"><text:span text:style-name="T14_1">Design</text:span><text:span text:style-name="T14_2"><text:s/>(</text:span><text:span text:style-name="T14_3">a</text:span><text:span text:style-name="T14_4"><text:s/></text:span><text:span text:style-name="T14_5">colored</text:span><text:span text:style-name="T14_6"><text:s/></text:span><text:span text:style-name="T14_7">pattern</text:span><text:span text:style-name="T14_8"><text:s/></text:span><text:span text:style-name="T14_9">drawn</text:span><text:span text:style-name="T14_10"><text:s/></text:span><text:span text:style-name="T14_11">on</text:span><text:span text:style-name="T14_12"><text:s/></text:span><text:span text:style-name="T14_13">the</text:span><text:span text:style-name="T14_14"><text:s/></text:span><text:span text:style-name="T14_15">form</text:span><text:span text:style-name="T14_16">)</text:span></text:p>
            </text:list-item>
            <text:list-item>
              <text:p text:style-name="P15"><text:span text:style-name="T15_1">Color</text:span><text:span text:style-name="T15_2"><text:s/>(</text:span><text:span text:style-name="T15_3">the</text:span><text:span text:style-name="T15_4"><text:s/></text:span><text:span text:style-name="T15_5">colors</text:span><text:span text:style-name="T15_6"><text:s/></text:span><text:span text:style-name="T15_7">used</text:span><text:span text:style-name="T15_8"><text:s/></text:span><text:span text:style-name="T15_9">in</text:span><text:span text:style-name="T15_10"><text:s/></text:span><text:span text:style-name="T15_11">the</text:span><text:span text:style-name="T15_12"><text:s/></text:span><text:span text:style-name="T15_13">design</text:span><text:span text:style-name="T15_14"><text:s/></text:span><text:span text:style-name="T15_15">pattern</text:span><text:span text:style-name="T15_16">)</text:span></text:p>
            </text:list-item>
          </text:list>
        </text:list-item>
      </text:list>
      <text:p text:style-name="P16"/>
      <text:p text:style-name="P17"><text:span text:style-name="T17_1">Each</text:span><text:span text:style-name="T17_2"><text:s/></text:span><text:span text:style-name="T17_3">research</text:span><text:span text:style-name="T17_4"><text:s/></text:span><text:span text:style-name="T17_5">technology</text:span><text:span text:style-name="T17_6"><text:s/></text:span><text:span text:style-name="T17_7">grants</text:span><text:span text:style-name="T17_8"><text:s/></text:span><text:span text:style-name="T17_9">a</text:span><text:span text:style-name="T17_10"><text:s/></text:span><text:span text:style-name="T17_11">power</text:span><text:span text:style-name="T17_12"><text:s/></text:span><text:span text:style-name="T17_13">to</text:span><text:span text:style-name="T17_14"><text:s/></text:span><text:span text:style-name="T17_15">the</text:span><text:span text:style-name="T17_16"><text:s/></text:span><text:span text:style-name="T17_17">wielder</text:span><text:span text:style-name="T17_18"><text:s/></text:span><text:span text:style-name="T17_19">based</text:span><text:span text:style-name="T17_20"><text:s/></text:span><text:span text:style-name="T17_21">on</text:span><text:span text:style-name="T17_22"><text:s/></text:span><text:span text:style-name="T17_23">the</text:span><text:span text:style-name="T17_24"><text:s/></text:span><text:span text:style-name="T17_25">project</text:span><text:span text:style-name="T17_26">’</text:span><text:span text:style-name="T17_27">s</text:span><text:span text:style-name="T17_28"><text:s/></text:span><text:span text:style-name="T17_29">metrics</text:span><text:span text:style-name="T17_30">.<text:s/></text:span><text:span text:style-name="T17_31">Attributes</text:span><text:span text:style-name="T17_32"><text:s/></text:span><text:span text:style-name="T17_33">of</text:span><text:span text:style-name="T17_34"><text:s/></text:span><text:span text:style-name="T17_35">the</text:span><text:span text:style-name="T17_36"><text:s/></text:span><text:span text:style-name="T17_37">technology</text:span><text:span text:style-name="T17_38">’</text:span><text:span text:style-name="T17_39">s</text:span><text:span text:style-name="T17_40"><text:s/></text:span><text:span text:style-name="T17_41">granted</text:span><text:span text:style-name="T17_42"><text:s/></text:span><text:span text:style-name="T17_43">ability</text:span><text:span text:style-name="T17_44"><text:s/></text:span><text:span text:style-name="T17_45">may</text:span><text:span text:style-name="T17_46"><text:s/></text:span><text:span text:style-name="T17_47">include</text:span><text:span text:style-name="T17_48">:</text:span></text:p>
      <text:list text:style-name="LS2" xml:id="list4">
        <text:list-item>
          <text:list>
            <text:list-item>
              <text:p text:style-name="P18"><text:span text:style-name="T18_1">Element</text:span><text:span text:style-name="T18_2"><text:s/></text:span><text:span text:style-name="T18_3">of</text:span><text:span text:style-name="T18_4"><text:s/></text:span><text:span text:style-name="T18_5">ability</text:span></text:p>
            </text:list-item>
            <text:list-item>
              <text:p text:style-name="P19"><text:span text:style-name="T19_1">Type</text:span><text:span text:style-name="T19_2"><text:s/></text:span><text:span text:style-name="T19_3">of</text:span><text:span text:style-name="T19_4"><text:s/></text:span><text:span text:style-name="T19_5">ability</text:span><text:span text:style-name="T19_6"><text:s/>(</text:span><text:span text:style-name="T19_7">offensive</text:span><text:span text:style-name="T19_8">,<text:s/></text:span><text:span text:style-name="T19_9">defensive</text:span><text:span text:style-name="T19_10">,<text:s/></text:span><text:span text:style-name="T19_11">support</text:span><text:span text:style-name="T19_12">)</text:span></text:p>
            </text:list-item>
            <text:list-item>
              <text:p text:style-name="P20"><text:span text:style-name="T20_1">Power</text:span><text:span text:style-name="T20_2"><text:s/></text:span><text:span text:style-name="T20_3">level</text:span><text:span text:style-name="T20_4"><text:s/></text:span><text:span text:style-name="T20_5">of</text:span><text:span text:style-name="T20_6"><text:s/></text:span><text:span text:style-name="T20_7">technology</text:span><text:span text:style-name="T20_8"><text:s/>(</text:span><text:span text:style-name="T20_9">larger</text:span><text:span text:style-name="T20_10"><text:s/></text:span><text:span text:style-name="T20_11">projects</text:span><text:span text:style-name="T20_12"><text:s/></text:span><text:span text:style-name="T20_13">means</text:span><text:span text:style-name="T20_14"><text:s/></text:span><text:span text:style-name="T20_15">more</text:span><text:span text:style-name="T20_16"><text:s/></text:span><text:span text:style-name="T20_17">difficult</text:span><text:span text:style-name="T20_18"><text:s/></text:span><text:span text:style-name="T20_19">tower</text:span><text:span text:style-name="T20_20"><text:s/></text:span><text:span text:style-name="T20_21">defenses</text:span><text:span text:style-name="T20_22"><text:s/></text:span><text:span text:style-name="T20_23">means</text:span><text:span text:style-name="T20_24"><text:s/></text:span><text:span text:style-name="T20_25">more</text:span><text:span text:style-name="T20_26"><text:s/></text:span><text:span text:style-name="T20_27">powerful</text:span><text:span text:style-name="T20_28"><text:s/></text:span><text:span text:style-name="T20_29">technologies</text:span><text:span text:style-name="T20_30">)</text:span></text:p>
            </text:list-item>
          </text:list>
        </text:list-item>
      </text:list>
      <text:p text:style-name="P21"/>
      <text:p text:style-name="P22"><text:span text:style-name="T22_1">After</text:span><text:span text:style-name="T22_2"><text:s/></text:span><text:span text:style-name="T22_3">a</text:span><text:span text:style-name="T22_4"><text:s/></text:span><text:span text:style-name="T22_5">Tower</text:span><text:span text:style-name="T22_6"><text:s/></text:span><text:span text:style-name="T22_7">Runner</text:span><text:span text:style-name="T22_8"><text:s/></text:span><text:span text:style-name="T22_9">has</text:span><text:span text:style-name="T22_10"><text:s/></text:span><text:span text:style-name="T22_11">successfully</text:span><text:span text:style-name="T22_12"><text:s/></text:span><text:span text:style-name="T22_13">acquired</text:span><text:span text:style-name="T22_14"><text:s/></text:span><text:span text:style-name="T22_15">a</text:span><text:span text:style-name="T22_16"><text:s/></text:span><text:span text:style-name="T22_17">research</text:span><text:span text:style-name="T22_18"><text:s/></text:span><text:span text:style-name="T22_19">technology</text:span><text:span text:style-name="T22_20">,<text:s/></text:span><text:span text:style-name="T22_21">he</text:span><text:span text:style-name="T22_22"><text:s/></text:span><text:span text:style-name="T22_23">can</text:span><text:span text:style-name="T22_24"><text:s/></text:span><text:span text:style-name="T22_25">use</text:span><text:span text:style-name="T22_26"><text:s/></text:span><text:span text:style-name="T22_27">the</text:span><text:span text:style-name="T22_28"><text:s/></text:span><text:span text:style-name="T22_29">knowledge</text:span><text:span text:style-name="T22_30"><text:s/></text:span><text:span text:style-name="T22_31">acquired</text:span><text:span text:style-name="T22_32"><text:s/></text:span><text:span text:style-name="T22_33">to</text:span><text:span text:style-name="T22_34"><text:s/></text:span><text:span text:style-name="T22_35">actually</text:span><text:span text:style-name="T22_36"><text:s/></text:span><text:span text:style-name="T22_37">construct</text:span><text:span text:style-name="T22_38"><text:s/></text:span><text:span text:style-name="T22_39">the</text:span><text:span text:style-name="T22_40"><text:s/></text:span><text:span text:style-name="T22_41">technology</text:span><text:span text:style-name="T22_42">.<text:s/></text:span><text:span text:style-name="T22_43">This</text:span><text:span text:style-name="T22_44"><text:s/></text:span><text:span text:style-name="T22_45">requires</text:span><text:span text:style-name="T22_46"><text:s/></text:span><text:span text:style-name="T22_47">the</text:span><text:span text:style-name="T22_48"><text:s/></text:span><text:span text:style-name="T22_49">correct</text:span><text:span text:style-name="T22_50"><text:s/></text:span><text:span text:style-name="T22_51">crafting</text:span><text:span text:style-name="T22_52"><text:s/></text:span><text:span text:style-name="T22_53">materials</text:span><text:span text:style-name="T22_54">,<text:s/></text:span><text:span text:style-name="T22_55">which</text:span><text:span text:style-name="T22_56"><text:s/></text:span><text:span text:style-name="T22_57">can</text:span><text:span text:style-name="T22_58"><text:s/></text:span><text:span text:style-name="T22_59">be</text:span><text:span text:style-name="T22_60"><text:s/></text:span><text:span text:style-name="T22_61">obtained</text:span><text:span text:style-name="T22_62"><text:s/></text:span><text:span text:style-name="T22_63">from</text:span><text:span text:style-name="T22_64"><text:s/></text:span><text:span text:style-name="T22_65">either</text:span><text:span text:style-name="T22_66"><text:s/></text:span><text:span text:style-name="T22_67">drops</text:span><text:span text:style-name="T22_68"><text:s/></text:span><text:span text:style-name="T22_69">or</text:span><text:span text:style-name="T22_70"><text:s/></text:span><text:span text:style-name="T22_71">real</text:span><text:span text:style-name="T22_72">-</text:span><text:span text:style-name="T22_73">life</text:span><text:span text:style-name="T22_74"><text:s/></text:span><text:span text:style-name="T22_75">bug</text:span><text:span text:style-name="T22_76"><text:s/></text:span><text:span text:style-name="T22_77">fixes</text:span><text:span text:style-name="T22_78">.</text:span></text:p>
      <text:p text:style-name="P23"/>
      <text:p text:style-name="P24"><text:span text:style-name="T24_1">Players</text:span><text:span text:style-name="T24_2"><text:s/></text:span><text:span text:style-name="T24_3">can</text:span><text:span text:style-name="T24_4"><text:s/></text:span><text:span text:style-name="T24_5">trade</text:span><text:span text:style-name="T24_6"><text:s/></text:span><text:span text:style-name="T24_7">technologies</text:span><text:span text:style-name="T24_8">,<text:s/></text:span><text:span text:style-name="T24_9">but</text:span><text:span text:style-name="T24_10"><text:s/></text:span><text:span text:style-name="T24_11">some</text:span><text:span text:style-name="T24_12"><text:s/></text:span><text:span text:style-name="T24_13">players</text:span><text:span text:style-name="T24_14"><text:s/></text:span><text:span text:style-name="T24_15">might</text:span><text:span text:style-name="T24_16"><text:s/></text:span><text:span text:style-name="T24_17">find</text:span><text:span text:style-name="T24_18"><text:s/></text:span><text:span text:style-name="T24_19">that</text:span><text:span text:style-name="T24_20"><text:s/></text:span><text:span text:style-name="T24_21">they</text:span><text:span text:style-name="T24_22"><text:s/></text:span><text:span text:style-name="T24_23">are</text:span><text:span text:style-name="T24_24"><text:s/></text:span><text:span text:style-name="T24_25">not</text:span><text:span text:style-name="T24_26"><text:s/></text:span><text:span text:style-name="T24_27">powerful</text:span><text:span text:style-name="T24_28"><text:s/></text:span><text:span text:style-name="T24_29">enough</text:span><text:span text:style-name="T24_30"><text:s/></text:span><text:span text:style-name="T24_31">to</text:span><text:span text:style-name="T24_32"><text:s/></text:span><text:span text:style-name="T24_33">make</text:span><text:span text:style-name="T24_34"><text:s/></text:span><text:span text:style-name="T24_35">use</text:span><text:span text:style-name="T24_36"><text:s/></text:span><text:span text:style-name="T24_37">of</text:span><text:span text:style-name="T24_38"><text:s/></text:span><text:span text:style-name="T24_39">a</text:span><text:span text:style-name="T24_40"><text:s/></text:span><text:span text:style-name="T24_41">newly</text:span><text:span text:style-name="T24_42"><text:s/></text:span><text:span text:style-name="T24_43">acquired</text:span><text:span text:style-name="T24_44"><text:s/></text:span><text:span text:style-name="T24_45">technology</text:span><text:span text:style-name="T24_46">.</text:span></text:p>
      <text:p text:style-name="P25"/>
      <text:p text:style-name="P26"><text:span text:style-name="T26_1">Protagonists</text:span></text:p>
      <text:p text:style-name="P27"><text:span text:style-name="T27_1">The</text:span><text:span text:style-name="T27_2"><text:s/></text:span><text:span text:style-name="T27_3">player</text:span><text:span text:style-name="T27_4"><text:s/></text:span><text:span text:style-name="T27_5">begins</text:span><text:span text:style-name="T27_6"><text:s/></text:span><text:span text:style-name="T27_7">as</text:span><text:span text:style-name="T27_8"><text:s/></text:span><text:span text:style-name="T27_9">a</text:span><text:span text:style-name="T27_10"><text:s/></text:span><text:span text:style-name="T27_11">Loner</text:span><text:span text:style-name="T27_12">,<text:s/></text:span><text:span text:style-name="T27_13">a</text:span><text:span text:style-name="T27_14"><text:s/></text:span><text:span text:style-name="T27_15">tower</text:span><text:span text:style-name="T27_16"><text:s/></text:span><text:span text:style-name="T27_17">runner</text:span><text:span text:style-name="T27_18"><text:s/></text:span><text:span text:style-name="T27_19">intent</text:span><text:span text:style-name="T27_20"><text:s/></text:span><text:span text:style-name="T27_21">on</text:span><text:span text:style-name="T27_22"><text:s/></text:span><text:span text:style-name="T27_23">acquiring</text:span><text:span text:style-name="T27_24"><text:s/></text:span><text:span text:style-name="T27_25">technologies</text:span><text:span text:style-name="T27_26"><text:s/></text:span><text:span text:style-name="T27_27">from</text:span><text:span text:style-name="T27_28"><text:s/></text:span><text:span text:style-name="T27_29">the</text:span><text:span text:style-name="T27_30"><text:s/></text:span><text:span text:style-name="T27_31">Towers</text:span><text:span text:style-name="T27_32">,<text:s/></text:span><text:span text:style-name="T27_33">but</text:span><text:span text:style-name="T27_34"><text:s/></text:span><text:span text:style-name="T27_35">without</text:span><text:span text:style-name="T27_36"><text:s/></text:span><text:span text:style-name="T27_37">any</text:span><text:span text:style-name="T27_38"><text:s/></text:span><text:span text:style-name="T27_39">affiliation</text:span><text:span text:style-name="T27_40">.<text:s/></text:span><text:span text:style-name="T27_41">The</text:span><text:span text:style-name="T27_42"><text:s/></text:span><text:span text:style-name="T27_43">player</text:span><text:span text:style-name="T27_44"><text:s/></text:span><text:span text:style-name="T27_45">can</text:span><text:span text:style-name="T27_46"><text:s/></text:span><text:span text:style-name="T27_47">build</text:span><text:span text:style-name="T27_48"><text:s/></text:span><text:span text:style-name="T27_49">renown</text:span><text:span text:style-name="T27_50"><text:s/></text:span><text:span text:style-name="T27_51">with</text:span><text:span text:style-name="T27_52"><text:s/></text:span><text:span text:style-name="T27_53">any</text:span><text:span text:style-name="T27_54"><text:s/></text:span><text:span text:style-name="T27_55">of</text:span><text:span text:style-name="T27_56"><text:s/></text:span><text:span text:style-name="T27_57">the</text:span><text:span text:style-name="T27_58"><text:s/></text:span><text:span text:style-name="T27_59">factions</text:span><text:span text:style-name="T27_60"><text:s/></text:span><text:span text:style-name="T27_61">by</text:span><text:span text:style-name="T27_62"><text:s/></text:span><text:span text:style-name="T27_63">doing</text:span><text:span text:style-name="T27_64"><text:s/></text:span><text:span text:style-name="T27_65">runs</text:span><text:span text:style-name="T27_66"><text:s/></text:span><text:span text:style-name="T27_67">and</text:span><text:span text:style-name="T27_68"><text:s/></text:span><text:span text:style-name="T27_69">other</text:span><text:span text:style-name="T27_70"><text:s/></text:span><text:span text:style-name="T27_71">missions</text:span><text:span text:style-name="T27_72"><text:s/></text:span><text:span text:style-name="T27_73">for</text:span><text:span text:style-name="T27_74"><text:s/></text:span><text:span text:style-name="T27_75">them</text:span><text:span text:style-name="T27_76">,<text:s/></text:span><text:span text:style-name="T27_77">marking</text:span><text:span text:style-name="T27_78"><text:s/></text:span><text:span text:style-name="T27_79">himself</text:span><text:span text:style-name="T27_80"><text:s/></text:span><text:span text:style-name="T27_81">as</text:span><text:span text:style-name="T27_82"><text:s/></text:span><text:span text:style-name="T27_83">having</text:span><text:span text:style-name="T27_84"><text:s/></text:span><text:span text:style-name="T27_85">taken</text:span><text:span text:style-name="T27_86"><text:s/></text:span><text:span text:style-name="T27_87">a</text:span><text:span text:style-name="T27_88"><text:s/></text:span><text:span text:style-name="T27_89">stance</text:span><text:span text:style-name="T27_90"><text:s/></text:span><text:span text:style-name="T27_91">in</text:span><text:span text:style-name="T27_92"><text:s/></text:span><text:span text:style-name="T27_93">the</text:span><text:span text:style-name="T27_94"><text:s/></text:span><text:span text:style-name="T27_95">world</text:span><text:span text:style-name="T27_96">.</text:span></text:p>
      <text:p text:style-name="P28"/>
      <text:p text:style-name="P29"><text:span text:style-name="T29_1">Factions</text:span></text:p>
      <text:p text:style-name="P30"><text:span text:style-name="T30_1">The</text:span><text:span text:style-name="T30_2"><text:s/></text:span><text:span text:style-name="T30_3">factions</text:span><text:span text:style-name="T30_4"><text:s/></text:span><text:span text:style-name="T30_5">might</text:span><text:span text:style-name="T30_6"><text:s/></text:span><text:span text:style-name="T30_7">include</text:span><text:span text:style-name="T30_8"><text:s/></text:span><text:span text:style-name="T30_9">some</text:span><text:span text:style-name="T30_10"><text:s/></text:span><text:span text:style-name="T30_11">of</text:span><text:span text:style-name="T30_12"><text:s/></text:span><text:span text:style-name="T30_13">the</text:span><text:span text:style-name="T30_14"><text:s/></text:span><text:span text:style-name="T30_15">following</text:span><text:span text:style-name="T30_16">:</text:span></text:p>
      <text:list text:style-name="LS3" xml:id="list7">
        <text:list-item>
          <text:list>
            <text:list-item>
              <text:p text:style-name="P31"><text:span text:style-name="T31_1">Loner</text:span><text:span text:style-name="T31_2"><text:s/>--<text:s/></text:span><text:span text:style-name="T31_3">The</text:span><text:span text:style-name="T31_4"><text:s/></text:span><text:span text:style-name="T31_5">player</text:span><text:span text:style-name="T31_6">’</text:span><text:span text:style-name="T31_7">s</text:span><text:span text:style-name="T31_8"><text:s/></text:span><text:span text:style-name="T31_9">starting</text:span><text:span text:style-name="T31_10"><text:s/></text:span><text:span text:style-name="T31_11">faction</text:span><text:span text:style-name="T31_12">.<text:s/></text:span><text:span text:style-name="T31_13">Loners</text:span><text:span text:style-name="T31_14"><text:s/></text:span><text:span text:style-name="T31_15">are</text:span><text:span text:style-name="T31_16"><text:s/></text:span><text:span text:style-name="T31_17">skeptical</text:span><text:span text:style-name="T31_18"><text:s/></text:span><text:span text:style-name="T31_19">of</text:span><text:span text:style-name="T31_20"><text:s/></text:span><text:span text:style-name="T31_21">each</text:span><text:span text:style-name="T31_22"><text:s/></text:span><text:span text:style-name="T31_23">other</text:span><text:span text:style-name="T31_24">,<text:s/></text:span><text:span text:style-name="T31_25">but</text:span><text:span text:style-name="T31_26"><text:s/></text:span><text:span text:style-name="T31_27">generally</text:span><text:span text:style-name="T31_28"><text:s/></text:span><text:span text:style-name="T31_29">cooperate</text:span><text:span text:style-name="T31_30">.<text:s/></text:span><text:span text:style-name="T31_31">Generally</text:span><text:span text:style-name="T31_32">.</text:span></text:p>
            </text:list-item>
          </text:list>
          <text:list text:style-name="LS4" xml:id="list8">
            <text:list-item>
              <text:p text:style-name="P32"><text:span text:style-name="T32_1">Liberty</text:span><text:span text:style-name="T32_2"><text:s/>--<text:s/></text:span><text:span text:style-name="T32_3">This</text:span><text:span text:style-name="T32_4"><text:s/></text:span><text:span text:style-name="T32_5">faction</text:span><text:span text:style-name="T32_6"><text:s/></text:span><text:span text:style-name="T32_7">believes</text:span><text:span text:style-name="T32_8"><text:s/></text:span><text:span text:style-name="T32_9">that</text:span><text:span text:style-name="T32_10"><text:s/></text:span><text:span text:style-name="T32_11">the</text:span><text:span text:style-name="T32_12"><text:s/></text:span><text:span text:style-name="T32_13">research</text:span><text:span text:style-name="T32_14"><text:s/></text:span><text:span text:style-name="T32_15">technologies</text:span><text:span text:style-name="T32_16"><text:s/></text:span><text:span text:style-name="T32_17">can</text:span><text:span text:style-name="T32_18"><text:s/></text:span><text:span text:style-name="T32_19">and</text:span><text:span text:style-name="T32_20"><text:s/></text:span><text:span text:style-name="T32_21">should</text:span><text:span text:style-name="T32_22"><text:s/></text:span><text:span text:style-name="T32_23">be</text:span><text:span text:style-name="T32_24"><text:s/></text:span><text:span text:style-name="T32_25">used</text:span><text:span text:style-name="T32_26"><text:s/></text:span><text:span text:style-name="T32_27">for</text:span><text:span text:style-name="T32_28"><text:s/></text:span><text:span text:style-name="T32_29">the</text:span><text:span text:style-name="T32_30"><text:s/></text:span><text:span text:style-name="T32_31">good</text:span><text:span text:style-name="T32_32"><text:s/></text:span><text:span text:style-name="T32_33">of</text:span><text:span text:style-name="T32_34"><text:s/></text:span><text:span text:style-name="T32_35">everyone</text:span><text:span text:style-name="T32_36">,<text:s/></text:span><text:span text:style-name="T32_37">and</text:span><text:span text:style-name="T32_38"><text:s/></text:span><text:span text:style-name="T32_39">spread</text:span><text:span text:style-name="T32_40"><text:s/></text:span><text:span text:style-name="T32_41">to</text:span><text:span text:style-name="T32_42"><text:s/></text:span><text:span text:style-name="T32_43">the</text:span><text:span text:style-name="T32_44"><text:s/></text:span><text:span text:style-name="T32_45">settlements</text:span><text:span text:style-name="T32_46"><text:s/></text:span><text:span text:style-name="T32_47">and</text:span><text:span text:style-name="T32_48"><text:s/></text:span><text:span text:style-name="T32_49">worlds</text:span><text:span text:style-name="T32_50"><text:s/></text:span><text:span text:style-name="T32_51">beyond</text:span><text:span text:style-name="T32_52"><text:s/></text:span><text:span text:style-name="T32_53">FOSSC</text:span><text:span text:style-name="T32_54">.<text:s/></text:span><text:span text:style-name="T32_55">Generally</text:span><text:span text:style-name="T32_56"><text:s/></text:span><text:span text:style-name="T32_57">at</text:span><text:span text:style-name="T32_58"><text:s/></text:span><text:span text:style-name="T32_59">war</text:span><text:span text:style-name="T32_60"><text:s/></text:span><text:span text:style-name="T32_61">with</text:span><text:span text:style-name="T32_62"><text:s/></text:span><text:span text:style-name="T32_63">Judgement</text:span><text:span text:style-name="T32_64">.</text:span></text:p>
            </text:list-item>
            <text:list-item>
              <text:p text:style-name="P33"><text:span text:style-name="T33_1">Judgement</text:span><text:span text:style-name="T33_2"><text:s/>--<text:s/></text:span><text:span text:style-name="T33_3">This</text:span><text:span text:style-name="T33_4"><text:s/></text:span><text:span text:style-name="T33_5">faction</text:span><text:span text:style-name="T33_6"><text:s/></text:span><text:span text:style-name="T33_7">believes</text:span><text:span text:style-name="T33_8"><text:s/></text:span><text:span text:style-name="T33_9">the</text:span><text:span text:style-name="T33_10"><text:s/></text:span><text:span text:style-name="T33_11">research</text:span><text:span text:style-name="T33_12"><text:s/></text:span><text:span text:style-name="T33_13">technologies</text:span><text:span text:style-name="T33_14"><text:s/></text:span><text:span text:style-name="T33_15">are</text:span><text:span text:style-name="T33_16"><text:s/></text:span><text:span text:style-name="T33_17">dangerous</text:span><text:span text:style-name="T33_18">,<text:s/></text:span><text:span text:style-name="T33_19">and</text:span><text:span text:style-name="T33_20"><text:s/></text:span><text:span text:style-name="T33_21">must</text:span><text:span text:style-name="T33_22"><text:s/></text:span><text:span text:style-name="T33_23">be</text:span><text:span text:style-name="T33_24"><text:s/></text:span><text:span text:style-name="T33_25">contained</text:span><text:span text:style-name="T33_26"><text:s/></text:span><text:span text:style-name="T33_27">and</text:span><text:span text:style-name="T33_28"><text:s/></text:span><text:span text:style-name="T33_29">regulated</text:span><text:span text:style-name="T33_30"><text:s/></text:span><text:span text:style-name="T33_31">within</text:span><text:span text:style-name="T33_32"><text:s/></text:span><text:span text:style-name="T33_33">FOSSC</text:span><text:span text:style-name="T33_34">.<text:s/></text:span><text:span text:style-name="T33_35">Generally</text:span><text:span text:style-name="T33_36"><text:s/></text:span><text:span text:style-name="T33_37">at</text:span><text:span text:style-name="T33_38"><text:s/></text:span><text:span text:style-name="T33_39">war</text:span><text:span text:style-name="T33_40"><text:s/></text:span><text:span text:style-name="T33_41">with</text:span><text:span text:style-name="T33_42"><text:s/></text:span><text:span text:style-name="T33_43">Liberty</text:span><text:span text:style-name="T33_44">.</text:span></text:p>
            </text:list-item>
            <text:list-item>
              <text:p text:style-name="P34"><text:span text:style-name="T34_1">Fortune</text:span><text:span text:style-name="T34_2"><text:s/>--<text:s/></text:span><text:span text:style-name="T34_3">This</text:span><text:span text:style-name="T34_4"><text:s/></text:span><text:span text:style-name="T34_5">faction</text:span><text:span text:style-name="T34_6"><text:s/></text:span><text:span text:style-name="T34_7">consists</text:span><text:span text:style-name="T34_8"><text:s/></text:span><text:span text:style-name="T34_9">of</text:span><text:span text:style-name="T34_10"><text:s/></text:span><text:span text:style-name="T34_11">FOSSC</text:span><text:span text:style-name="T34_12">’</text:span><text:span text:style-name="T34_13">s</text:span><text:span text:style-name="T34_14"><text:s/></text:span><text:span text:style-name="T34_15">mercenaries</text:span><text:span text:style-name="T34_16">.<text:s/></text:span><text:span text:style-name="T34_17">Members</text:span><text:span text:style-name="T34_18"><text:s/></text:span><text:span text:style-name="T34_19">of</text:span><text:span text:style-name="T34_20"><text:s/></text:span><text:span text:style-name="T34_21">this</text:span><text:span text:style-name="T34_22"><text:s/></text:span><text:span text:style-name="T34_23">faction</text:span><text:span text:style-name="T34_24"><text:s/></text:span><text:span text:style-name="T34_25">will</text:span><text:span text:style-name="T34_26"><text:s/></text:span><text:span text:style-name="T34_27">generally</text:span><text:span text:style-name="T34_28"><text:s/></text:span><text:span text:style-name="T34_29">fight</text:span><text:span text:style-name="T34_30"><text:s/></text:span><text:span text:style-name="T34_31">for</text:span><text:span text:style-name="T34_32"><text:s/></text:span><text:span text:style-name="T34_33">any</text:span><text:span text:style-name="T34_34"><text:s/></text:span><text:span text:style-name="T34_35">of</text:span><text:span text:style-name="T34_36"><text:s/></text:span><text:span text:style-name="T34_37">the</text:span><text:span text:style-name="T34_38"><text:s/></text:span><text:span text:style-name="T34_39">others</text:span><text:span text:style-name="T34_40">,<text:s/></text:span><text:span text:style-name="T34_41">given</text:span><text:span text:style-name="T34_42"><text:s/></text:span><text:span text:style-name="T34_43">the</text:span><text:span text:style-name="T34_44"><text:s/></text:span><text:span text:style-name="T34_45">right</text:span><text:span text:style-name="T34_46"><text:s/></text:span><text:span text:style-name="T34_47">price</text:span><text:span text:style-name="T34_48">.<text:s/></text:span><text:span text:style-name="T34_49">Other</text:span><text:span text:style-name="T34_50"><text:s/></text:span><text:span text:style-name="T34_51">factions</text:span><text:span text:style-name="T34_52"><text:s/></text:span><text:span text:style-name="T34_53">are</text:span><text:span text:style-name="T34_54"><text:s/></text:span><text:span text:style-name="T34_55">uneasy</text:span><text:span text:style-name="T34_56"><text:s/></text:span><text:span text:style-name="T34_57">around</text:span><text:span text:style-name="T34_58"><text:s/></text:span><text:span text:style-name="T34_59">the</text:span><text:span text:style-name="T34_60"><text:s/></text:span><text:span text:style-name="T34_61">unpredictable</text:span><text:span text:style-name="T34_62"><text:s/></text:span><text:span text:style-name="T34_63">members</text:span><text:span text:style-name="T34_64"><text:s/></text:span><text:span text:style-name="T34_65">of</text:span><text:span text:style-name="T34_66"><text:s/></text:span><text:span text:style-name="T34_67">Fortune</text:span><text:span text:style-name="T34_68">,<text:s/></text:span><text:span text:style-name="T34_69">and</text:span><text:span text:style-name="T34_70"><text:s/></text:span><text:span text:style-name="T34_71">give</text:span><text:span text:style-name="T34_72"><text:s/></text:span><text:span text:style-name="T34_73">them</text:span><text:span text:style-name="T34_74"><text:s/></text:span><text:span text:style-name="T34_75">a</text:span><text:span text:style-name="T34_76"><text:s/></text:span><text:span text:style-name="T34_77">wide</text:span><text:span text:style-name="T34_78"><text:s/></text:span><text:span text:style-name="T34_79">berth</text:span><text:span text:style-name="T34_80">.</text:span></text:p>
            </text:list-item>
            <text:list-item>
              <text:p text:style-name="P35"><text:span text:style-name="T35_1">Menhir</text:span><text:span text:style-name="T35_2"><text:s/>--<text:s/></text:span><text:span text:style-name="T35_3">This</text:span><text:span text:style-name="T35_4"><text:s/></text:span><text:span text:style-name="T35_5">faction</text:span><text:span text:style-name="T35_6"><text:s/></text:span><text:span text:style-name="T35_7">is</text:span><text:span text:style-name="T35_8"><text:s/></text:span><text:span text:style-name="T35_9">a</text:span><text:span text:style-name="T35_10"><text:s/></text:span><text:span text:style-name="T35_11">group</text:span><text:span text:style-name="T35_12"><text:s/></text:span><text:span text:style-name="T35_13">of</text:span><text:span text:style-name="T35_14"><text:s/></text:span><text:span text:style-name="T35_15">supernaturalists</text:span><text:span text:style-name="T35_16">,<text:s/></text:span><text:span text:style-name="T35_17">many</text:span><text:span text:style-name="T35_18"><text:s/></text:span><text:span text:style-name="T35_19">of</text:span><text:span text:style-name="T35_20"><text:s/></text:span><text:span text:style-name="T35_21">them</text:span><text:span text:style-name="T35_22"><text:s/></text:span><text:span text:style-name="T35_23">worshipping</text:span><text:span text:style-name="T35_24"><text:s/></text:span><text:span text:style-name="T35_25">ancient</text:span><text:span text:style-name="T35_26"><text:s/></text:span><text:span text:style-name="T35_27">monoliths</text:span><text:span text:style-name="T35_28"><text:s/></text:span><text:span text:style-name="T35_29">of</text:span><text:span text:style-name="T35_30"><text:s/></text:span><text:span text:style-name="T35_31">unknown</text:span><text:span text:style-name="T35_32"><text:s/></text:span><text:span text:style-name="T35_33">origin</text:span><text:span text:style-name="T35_34"><text:s/></text:span><text:span text:style-name="T35_35">on</text:span><text:span text:style-name="T35_36"><text:s/></text:span><text:span text:style-name="T35_37">the</text:span><text:span text:style-name="T35_38"><text:s/></text:span><text:span text:style-name="T35_39">outskirts</text:span><text:span text:style-name="T35_40"><text:s/></text:span><text:span text:style-name="T35_41">of</text:span><text:span text:style-name="T35_42"><text:s/></text:span><text:span text:style-name="T35_43">the</text:span><text:span text:style-name="T35_44"><text:s/></text:span><text:span text:style-name="T35_45">city</text:span><text:span text:style-name="T35_46">,<text:s/></text:span><text:span text:style-name="T35_47">a</text:span><text:span text:style-name="T35_48"><text:s/></text:span><text:span text:style-name="T35_49">place</text:span><text:span text:style-name="T35_50"><text:s/></text:span><text:span text:style-name="T35_51">where</text:span><text:span text:style-name="T35_52"><text:s/></text:span><text:span text:style-name="T35_53">few</text:span><text:span text:style-name="T35_54"><text:s/></text:span><text:span text:style-name="T35_55">go</text:span><text:span text:style-name="T35_56"><text:s/></text:span><text:span text:style-name="T35_57">for</text:span><text:span text:style-name="T35_58"><text:s/></text:span><text:span text:style-name="T35_59">fear</text:span><text:span text:style-name="T35_60"><text:s/></text:span><text:span text:style-name="T35_61">of</text:span><text:span text:style-name="T35_62"><text:s/></text:span><text:span text:style-name="T35_63">the</text:span><text:span text:style-name="T35_64"><text:s/></text:span><text:span text:style-name="T35_65">dangers</text:span><text:span text:style-name="T35_66"><text:s/></text:span><text:span text:style-name="T35_67">outside</text:span><text:span text:style-name="T35_68">.<text:s/></text:span><text:span text:style-name="T35_69">The</text:span><text:span text:style-name="T35_70"><text:s/></text:span><text:span text:style-name="T35_71">Menhir</text:span><text:span text:style-name="T35_72"><text:s/></text:span><text:span text:style-name="T35_73">fear</text:span><text:span text:style-name="T35_74"><text:s/></text:span><text:span text:style-name="T35_75">not</text:span><text:span text:style-name="T35_76">,<text:s/></text:span><text:span text:style-name="T35_77">and</text:span><text:span text:style-name="T35_78"><text:s/></text:span><text:span text:style-name="T35_79">many</text:span><text:span text:style-name="T35_80"><text:s/></text:span><text:span text:style-name="T35_81">their</text:span><text:span text:style-name="T35_82"><text:s/></text:span><text:span text:style-name="T35_83">leaders</text:span><text:span text:style-name="T35_84"><text:s/></text:span><text:span text:style-name="T35_85">have</text:span><text:span text:style-name="T35_86"><text:s/></text:span><text:span text:style-name="T35_87">lost</text:span><text:span text:style-name="T35_88"><text:s/></text:span><text:span text:style-name="T35_89">their</text:span><text:span text:style-name="T35_90"><text:s/></text:span><text:span text:style-name="T35_91">minds</text:span><text:span text:style-name="T35_92">.<text:s/></text:span><text:span text:style-name="T35_93">Generally</text:span><text:span text:style-name="T35_94"><text:s/></text:span><text:span text:style-name="T35_95">do</text:span><text:span text:style-name="T35_96"><text:s/></text:span><text:span text:style-name="T35_97">not</text:span><text:span text:style-name="T35_98"><text:s/></text:span><text:span text:style-name="T35_99">cooperate</text:span><text:span text:style-name="T35_100"><text:s/></text:span><text:span text:style-name="T35_101">well</text:span><text:span text:style-name="T35_102"><text:s/></text:span><text:span text:style-name="T35_103">with</text:span><text:span text:style-name="T35_104"><text:s/></text:span><text:span text:style-name="T35_105">others</text:span><text:span text:style-name="T35_106"><text:s/></text:span><text:span text:style-name="T35_107">and</text:span><text:span text:style-name="T35_108"><text:s/></text:span><text:span text:style-name="T35_109">are</text:span><text:span text:style-name="T35_110"><text:s/></text:span><text:span text:style-name="T35_111">often</text:span><text:span text:style-name="T35_112"><text:s/></text:span><text:span text:style-name="T35_113">viewed</text:span><text:span text:style-name="T35_114"><text:s/></text:span><text:span text:style-name="T35_115">as</text:span><text:span text:style-name="T35_116"><text:s/></text:span><text:span text:style-name="T35_117">outsiders</text:span><text:span text:style-name="T35_118">,<text:s/></text:span><text:span text:style-name="T35_119">but</text:span><text:span text:style-name="T35_120"><text:s/></text:span><text:span text:style-name="T35_121">may</text:span><text:span text:style-name="T35_122"><text:s/></text:span><text:span text:style-name="T35_123">acquire</text:span><text:span text:style-name="T35_124"><text:s/></text:span><text:span text:style-name="T35_125">odd</text:span><text:span text:style-name="T35_126"><text:s/></text:span><text:span text:style-name="T35_127">powers</text:span><text:span text:style-name="T35_128"><text:s/></text:span><text:span text:style-name="T35_129">from</text:span><text:span text:style-name="T35_130"><text:s/></text:span><text:span text:style-name="T35_131">their</text:span><text:span text:style-name="T35_132"><text:s/></text:span><text:span text:style-name="T35_133">leaders</text:span><text:span text:style-name="T35_134">...</text:span></text:p>
            </text:list-item>
            <text:list-item>
              <text:p text:style-name="P36"><text:span text:style-name="T36_1">Galaxy</text:span><text:span text:style-name="T36_2"><text:s/>--<text:s/></text:span><text:span text:style-name="T36_3">This</text:span><text:span text:style-name="T36_4"><text:s/></text:span><text:span text:style-name="T36_5">faction</text:span><text:span text:style-name="T36_6"><text:s/></text:span><text:span text:style-name="T36_7">includes</text:span><text:span text:style-name="T36_8"><text:s/></text:span><text:span text:style-name="T36_9">anyone</text:span><text:span text:style-name="T36_10"><text:s/>“</text:span><text:span text:style-name="T36_11">visiting</text:span><text:span text:style-name="T36_12">”<text:s/></text:span><text:span text:style-name="T36_13">from</text:span><text:span text:style-name="T36_14"><text:s/></text:span><text:span text:style-name="T36_15">another</text:span><text:span text:style-name="T36_16"><text:s/></text:span><text:span text:style-name="T36_17">planet</text:span><text:span text:style-name="T36_18">,<text:s/></text:span><text:span text:style-name="T36_19">but</text:span><text:span text:style-name="T36_20"><text:s/></text:span><text:span text:style-name="T36_21">not</text:span><text:span text:style-name="T36_22"><text:s/></text:span><text:span text:style-name="T36_23">Tower</text:span><text:span text:style-name="T36_24"><text:s/></text:span><text:span text:style-name="T36_25">Runners</text:span><text:span text:style-name="T36_26">.<text:s/></text:span><text:span text:style-name="T36_27">The</text:span><text:span text:style-name="T36_28"><text:s/></text:span><text:span text:style-name="T36_29">rare</text:span><text:span text:style-name="T36_30"><text:s/></text:span><text:span text:style-name="T36_31">arrival</text:span><text:span text:style-name="T36_32"><text:s/></text:span><text:span text:style-name="T36_33">from</text:span><text:span text:style-name="T36_34"><text:s/></text:span><text:span text:style-name="T36_35">another</text:span><text:span text:style-name="T36_36"><text:s/></text:span><text:span text:style-name="T36_37">world</text:span><text:span text:style-name="T36_38"><text:s/></text:span><text:span text:style-name="T36_39">usually</text:span><text:span text:style-name="T36_40"><text:s/></text:span><text:span text:style-name="T36_41">dies</text:span><text:span text:style-name="T36_42"><text:s/></text:span><text:span text:style-name="T36_43">quickly</text:span><text:span text:style-name="T36_44">,<text:s/></text:span><text:span text:style-name="T36_45">or</text:span><text:span text:style-name="T36_46"><text:s/></text:span><text:span text:style-name="T36_47">causes</text:span><text:span text:style-name="T36_48"><text:s/></text:span><text:span text:style-name="T36_49">a</text:span><text:span text:style-name="T36_50"><text:s/></text:span><text:span text:style-name="T36_51">lot</text:span><text:span text:style-name="T36_52"><text:s/></text:span><text:span text:style-name="T36_53">of</text:span><text:span text:style-name="T36_54"><text:s/></text:span><text:span text:style-name="T36_55">problems</text:span><text:span text:style-name="T36_56"><text:s/></text:span><text:span text:style-name="T36_57">for</text:span><text:span text:style-name="T36_58"><text:s/></text:span><text:span text:style-name="T36_59">FOSSC</text:span><text:span text:style-name="T36_60">’</text:span><text:span text:style-name="T36_61">s</text:span><text:span text:style-name="T36_62"><text:s/></text:span><text:span text:style-name="T36_63">inhabitants</text:span><text:span text:style-name="T36_64">.<text:s/></text:span><text:span text:style-name="T36_65">For</text:span><text:span text:style-name="T36_66"><text:s/></text:span><text:span text:style-name="T36_67">this</text:span><text:span text:style-name="T36_68"><text:s/></text:span><text:span text:style-name="T36_69">reason</text:span><text:span text:style-name="T36_70">,<text:s/></text:span><text:span text:style-name="T36_71">there</text:span><text:span text:style-name="T36_72"><text:s/></text:span><text:span text:style-name="T36_73">are</text:span><text:span text:style-name="T36_74"><text:s/></text:span><text:span text:style-name="T36_75">few</text:span><text:span text:style-name="T36_76"><text:s/>“</text:span><text:span text:style-name="T36_77">members</text:span><text:span text:style-name="T36_78">”<text:s/></text:span><text:span text:style-name="T36_79">of</text:span><text:span text:style-name="T36_80"><text:s/></text:span><text:span text:style-name="T36_81">this</text:span><text:span text:style-name="T36_82"><text:s/>“</text:span><text:span text:style-name="T36_83">faction</text:span><text:span text:style-name="T36_84">”.<text:s/></text:span><text:span text:style-name="T36_85">An</text:span><text:span text:style-name="T36_86"><text:s/></text:span><text:span text:style-name="T36_87">individual</text:span><text:span text:style-name="T36_88"><text:s/></text:span><text:span text:style-name="T36_89">who</text:span><text:span text:style-name="T36_90"><text:s/></text:span><text:span text:style-name="T36_91">reveals</text:span><text:span text:style-name="T36_92"><text:s/></text:span><text:span text:style-name="T36_93">himself</text:span><text:span text:style-name="T36_94"><text:s/></text:span><text:span text:style-name="T36_95">to</text:span><text:span text:style-name="T36_96"><text:s/></text:span><text:span text:style-name="T36_97">be</text:span><text:span text:style-name="T36_98"><text:s/></text:span><text:span text:style-name="T36_99">an</text:span><text:span text:style-name="T36_100"><text:s/></text:span><text:span text:style-name="T36_101">outworlder</text:span><text:span text:style-name="T36_102"><text:s/>(</text:span><text:span text:style-name="T36_103">and</text:span><text:span text:style-name="T36_104"><text:s/></text:span><text:span text:style-name="T36_105">therefore</text:span><text:span text:style-name="T36_106"><text:s/></text:span><text:span text:style-name="T36_107">Galaxy</text:span><text:span text:style-name="T36_108">)<text:s/></text:span><text:span text:style-name="T36_109">will</text:span><text:span text:style-name="T36_110"><text:s/></text:span><text:span text:style-name="T36_111">find</text:span><text:span text:style-name="T36_112"><text:s/></text:span><text:span text:style-name="T36_113">life</text:span><text:span text:style-name="T36_114"><text:s/></text:span><text:span text:style-name="T36_115">difficult</text:span><text:span text:style-name="T36_116">.<text:s/></text:span><text:span text:style-name="T36_117">Players</text:span><text:span text:style-name="T36_118"><text:s/></text:span><text:span text:style-name="T36_119">cannot</text:span><text:span text:style-name="T36_120"><text:s/></text:span><text:span text:style-name="T36_121">become</text:span><text:span text:style-name="T36_122"><text:s/></text:span><text:span text:style-name="T36_123">a</text:span><text:span text:style-name="T36_124"><text:s/></text:span><text:span text:style-name="T36_125">Galaxy</text:span><text:span text:style-name="T36_126"><text:s/></text:span><text:span text:style-name="T36_127">member</text:span><text:span text:style-name="T36_128">,<text:s/></text:span><text:span text:style-name="T36_129">but</text:span><text:span text:style-name="T36_130"><text:s/></text:span><text:span text:style-name="T36_131">may</text:span><text:span text:style-name="T36_132"><text:s/></text:span><text:span text:style-name="T36_133">raise</text:span><text:span text:style-name="T36_134"><text:s/></text:span><text:span text:style-name="T36_135">their</text:span><text:span text:style-name="T36_136"><text:s/></text:span><text:span text:style-name="T36_137">renown</text:span><text:span text:style-name="T36_138"><text:s/></text:span><text:span text:style-name="T36_139">with</text:span><text:span text:style-name="T36_140"><text:s/></text:span><text:span text:style-name="T36_141">one</text:span><text:span text:style-name="T36_142"><text:s/></text:span><text:span text:style-name="T36_143">in</text:span><text:span text:style-name="T36_144"><text:s/></text:span><text:span text:style-name="T36_145">a</text:span><text:span text:style-name="T36_146"><text:s/></text:span><text:span text:style-name="T36_147">special</text:span><text:span text:style-name="T36_148"><text:s/></text:span><text:span text:style-name="T36_149">circumstance</text:span><text:span text:style-name="T36_150">.</text:span></text:p>
            </text:list-item>
            <text:list-item>
              <text:p text:style-name="P37"><text:span text:style-name="T37_1">AI</text:span><text:span text:style-name="T37_2"><text:s/>--<text:s/></text:span><text:span text:style-name="T37_3">This</text:span><text:span text:style-name="T37_4"><text:s/>“</text:span><text:span text:style-name="T37_5">faction</text:span><text:span text:style-name="T37_6">”<text:s/></text:span><text:span text:style-name="T37_7">includes</text:span><text:span text:style-name="T37_8"><text:s/></text:span><text:span text:style-name="T37_9">all</text:span><text:span text:style-name="T37_10"><text:s/></text:span><text:span text:style-name="T37_11">Tower</text:span><text:span text:style-name="T37_12"><text:s/></text:span><text:span text:style-name="T37_13">defenses</text:span><text:span text:style-name="T37_14">.<text:s/></text:span><text:span text:style-name="T37_15">These</text:span><text:span text:style-name="T37_16"><text:s/></text:span><text:span text:style-name="T37_17">defenses</text:span><text:span text:style-name="T37_18"><text:s/></text:span><text:span text:style-name="T37_19">must</text:span><text:span text:style-name="T37_20"><text:s/></text:span><text:span text:style-name="T37_21">be</text:span><text:span text:style-name="T37_22"><text:s/></text:span><text:span text:style-name="T37_23">eliminated</text:span><text:span text:style-name="T37_24"><text:s/></text:span><text:span text:style-name="T37_25">by</text:span><text:span text:style-name="T37_26"><text:s/></text:span><text:span text:style-name="T37_27">a</text:span><text:span text:style-name="T37_28"><text:s/></text:span><text:span text:style-name="T37_29">Tower</text:span><text:span text:style-name="T37_30"><text:s/></text:span><text:span text:style-name="T37_31">Runner</text:span><text:span text:style-name="T37_32"><text:s/></text:span><text:span text:style-name="T37_33">in</text:span><text:span text:style-name="T37_34"><text:s/></text:span><text:span text:style-name="T37_35">order</text:span><text:span text:style-name="T37_36"><text:s/></text:span><text:span text:style-name="T37_37">to</text:span><text:span text:style-name="T37_38"><text:s/></text:span><text:span text:style-name="T37_39">reach</text:span><text:span text:style-name="T37_40"><text:s/></text:span><text:span text:style-name="T37_41">and</text:span><text:span text:style-name="T37_42"><text:s/></text:span><text:span text:style-name="T37_43">obtain</text:span><text:span text:style-name="T37_44"><text:s/></text:span><text:span text:style-name="T37_45">the</text:span><text:span text:style-name="T37_46"><text:s/></text:span><text:span text:style-name="T37_47">Tower</text:span><text:span text:style-name="T37_48">’</text:span><text:span text:style-name="T37_49">s</text:span><text:span text:style-name="T37_50"><text:s/></text:span><text:span text:style-name="T37_51">research</text:span><text:span text:style-name="T37_52">.<text:s/></text:span><text:span text:style-name="T37_53">Defenses</text:span><text:span text:style-name="T37_54"><text:s/></text:span><text:span text:style-name="T37_55">might</text:span><text:span text:style-name="T37_56"><text:s/></text:span><text:span text:style-name="T37_57">include</text:span><text:span text:style-name="T37_58"><text:s/></text:span><text:span text:style-name="T37_59">automated</text:span><text:span text:style-name="T37_60"><text:s/></text:span><text:span text:style-name="T37_61">turrets</text:span><text:span text:style-name="T37_62">,<text:s/></text:span><text:span text:style-name="T37_63">biomechanical</text:span><text:span text:style-name="T37_64"><text:s/></text:span><text:span text:style-name="T37_65">guardians</text:span><text:span text:style-name="T37_66">,<text:s/></text:span><text:span text:style-name="T37_67">dangerous</text:span><text:span text:style-name="T37_68"><text:s/></text:span><text:span text:style-name="T37_69">conglomerations</text:span><text:span text:style-name="T37_70"><text:s/></text:span><text:span text:style-name="T37_71">of</text:span><text:span text:style-name="T37_72"><text:s/></text:span><text:span text:style-name="T37_73">energy</text:span><text:span text:style-name="T37_74">,<text:s/></text:span><text:span text:style-name="T37_75">puzzles</text:span><text:span text:style-name="T37_76">,<text:s/></text:span><text:span text:style-name="T37_77">locks</text:span><text:span text:style-name="T37_78">,<text:s/></text:span><text:span text:style-name="T37_79">and</text:span><text:span text:style-name="T37_80"><text:s/></text:span><text:span text:style-name="T37_81">traps</text:span><text:span text:style-name="T37_82">.<text:s/></text:span><text:span text:style-name="T37_83">Players</text:span><text:span text:style-name="T37_84"><text:s/></text:span><text:span text:style-name="T37_85">may</text:span><text:span text:style-name="T37_86"><text:s/></text:span><text:span text:style-name="T37_87">never</text:span><text:span text:style-name="T37_88"><text:s/></text:span><text:span text:style-name="T37_89">become</text:span><text:span text:style-name="T37_90"><text:s/></text:span><text:span text:style-name="T37_91">members</text:span><text:span text:style-name="T37_92"><text:s/></text:span><text:span text:style-name="T37_93">of</text:span><text:span text:style-name="T37_94"><text:s/></text:span><text:span text:style-name="T37_95">this</text:span><text:span text:style-name="T37_96"><text:s/></text:span><text:span text:style-name="T37_97">faction</text:span><text:span text:style-name="T37_98">,<text:s/></text:span><text:span text:style-name="T37_99">nor</text:span><text:span text:style-name="T37_100"><text:s/></text:span><text:span text:style-name="T37_101">can</text:span><text:span text:style-name="T37_102"><text:s/></text:span><text:span text:style-name="T37_103">they</text:span><text:span text:style-name="T37_104"><text:s/></text:span><text:span text:style-name="T37_105">gain</text:span><text:span text:style-name="T37_106"><text:s/></text:span><text:span text:style-name="T37_107">renown</text:span><text:span text:style-name="T37_108"><text:s/></text:span><text:span text:style-name="T37_109">with</text:span><text:span text:style-name="T37_110"><text:s/></text:span><text:span text:style-name="T37_111">it</text:span><text:span text:style-name="T37_11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